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fo:background-color="#ff0000" style:font-size-asian="11pt" style:font-size-complex="11pt"/>
    </style:style>
    <style:style style:name="P2" style:family="paragraph" style:parent-style-name="Standard">
      <style:text-properties fo:color="#000000" style:font-name="FreeMono" fo:font-size="11pt" fo:background-color="#00ffff" style:font-size-asian="11pt" style:font-size-complex="11pt"/>
    </style:style>
    <style:style style:name="P3" style:family="paragraph" style:parent-style-name="Standard">
      <style:text-properties fo:color="#000000" style:font-name="FreeMono" fo:font-size="11pt" fo:background-color="#008000" style:font-size-asian="11pt" style:font-size-complex="11pt"/>
    </style:style>
    <style:style style:name="P4" style:family="paragraph" style:parent-style-name="Standard">
      <style:text-properties fo:color="#000000" style:font-name="FreeMono" fo:font-size="11pt" fo:background-color="#c0c0c0" style:font-size-asian="11pt" style:font-size-complex="11pt"/>
    </style:style>
    <style:style style:name="P5" style:family="paragraph" style:parent-style-name="Standard">
      <style:text-properties fo:color="#000000" style:font-name="FreeMono" fo:font-size="11pt" fo:background-color="#0084d1" style:font-size-asian="11pt" style:font-size-complex="11pt"/>
    </style:style>
    <style:style style:name="P6" style:family="paragraph" style:parent-style-name="Standard">
      <style:text-properties style:font-name="FreeMono" fo:font-size="11pt" style:font-size-asian="11pt" style:font-size-complex="11pt"/>
    </style:style>
    <style:style style:name="P7" style:family="paragraph" style:parent-style-name="Standard">
      <style:text-properties style:font-name="FreeMono" fo:font-size="11pt" fo:background-color="transparent" style:font-size-asian="11pt" style:font-size-complex="11pt"/>
    </style:style>
    <style:style style:name="P8" style:family="paragraph" style:parent-style-name="Standard">
      <style:text-properties style:font-name="FreeMono" fo:font-size="11pt" fo:background-color="#00ff00" style:font-size-asian="11pt" style:font-size-complex="11pt"/>
    </style:style>
    <style:style style:name="P9" style:family="paragraph" style:parent-style-name="Standard">
      <style:text-properties style:font-name="FreeMono" fo:font-size="11pt" fo:background-color="#ffd320" style:font-size-asian="11pt" style:font-size-complex="11pt"/>
    </style:style>
    <style:style style:name="P10" style:family="paragraph" style:parent-style-name="Standard">
      <style:text-properties style:font-name="FreeMono" fo:font-size="11pt" fo:background-color="#9999ff" style:font-size-asian="11pt" style:font-size-complex="11pt"/>
    </style:style>
    <style:style style:name="P11" style:family="paragraph" style:parent-style-name="Standard">
      <style:text-properties style:font-name="FreeMono" fo:font-size="11pt" fo:background-color="#ffcc99" style:font-size-asian="11pt" style:font-size-complex="11pt"/>
    </style:style>
    <style:style style:name="P12" style:family="paragraph" style:parent-style-name="Standard">
      <style:text-properties style:font-name="FreeMono" fo:font-size="11pt" fo:background-color="#aecf00" style:font-size-asian="11pt" style:font-size-complex="11pt"/>
    </style:style>
    <style:style style:name="P13" style:family="paragraph" style:parent-style-name="Standard">
      <style:text-properties style:font-name="FreeMono" fo:font-size="11pt" fo:background-color="#c5000b" style:font-size-asian="11pt" style:font-size-complex="11pt"/>
    </style:style>
    <style:style style:name="P14" style:family="paragraph" style:parent-style-name="Standard">
      <style:text-properties style:use-window-font-color="true" style:font-name="FreeMono" fo:font-size="11pt" fo:background-color="transparent" style:font-size-asian="11pt" style:font-size-complex="11pt"/>
    </style:style>
    <style:style style:name="P15" style:family="paragraph" style:parent-style-name="Standard">
      <style:paragraph-properties fo:background-color="transparent">
        <style:background-image/>
      </style:paragraph-properties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font-name="FreeMono" fo:font-size="11pt" fo:background-color="transparent" style:font-size-asian="11pt" style:font-size-complex="11p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font-name="FreeMono" fo:font-size="11pt" fo:background-color="#00ff00" style:font-size-asian="11pt" style:font-size-complex="11p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font-name="FreeMono" fo:font-size="11pt" fo:background-color="#3deb3d" style:font-size-asian="11pt" style:font-size-complex="11pt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FreeMono" fo:font-size="11pt" fo:background-color="#0084d1" style:font-size-asian="11pt" style:font-size-complex="11pt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font-name="FreeMono" fo:font-size="11pt" fo:background-color="#c0c0c0" style:font-size-asian="11pt" style:font-size-complex="11p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font-name="FreeMono" fo:font-size="11pt" fo:font-weight="bold" fo:background-color="transparent" style:font-size-asian="11pt" style:font-size-complex="11pt"/>
    </style:style>
    <style:style style:name="P22" style:family="paragraph" style:parent-style-name="Standard">
      <style:text-properties style:font-name="FreeMono" fo:font-size="11pt" style:font-size-asian="11pt" style:font-size-complex="11pt"/>
    </style:style>
    <style:style style:name="P23" style:family="paragraph" style:parent-style-name="Standard">
      <style:text-properties style:font-name="FreeMono" fo:font-size="11pt" fo:background-color="transparent" style:font-size-asian="11pt" style:font-size-complex="11pt"/>
    </style:style>
    <style:style style:name="P24" style:family="paragraph" style:parent-style-name="Standard">
      <style:text-properties style:font-name="FreeMono" fo:font-size="11pt" fo:background-color="#00ff00" style:font-size-asian="11pt" style:font-size-complex="11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font-name="FreeMono" fo:font-size="11pt" fo:background-color="transparent" style:font-size-asian="11pt" style:font-size-complex="11pt"/>
    </style:style>
    <style:style style:name="P26" style:family="paragraph" style:parent-style-name="Standard" style:list-style-name="L1">
      <style:paragraph-properties fo:background-color="transparent">
        <style:background-image/>
      </style:paragraph-properties>
      <style:text-properties style:font-name="FreeMono" fo:font-size="11pt" fo:background-color="transparent" style:font-size-asian="11pt" style:font-size-complex="11pt"/>
    </style:style>
    <style:style style:name="T1" style:family="text">
      <style:text-properties fo:background-color="#ff3333"/>
    </style:style>
    <style:style style:name="T2" style:family="text">
      <style:text-properties fo:background-color="#ffff66"/>
    </style:style>
    <style:style style:name="T3" style:family="text">
      <style:text-properties fo:background-color="transparent"/>
    </style:style>
    <style:style style:name="T4" style:family="text">
      <style:text-properties fo:background-color="#00ffff"/>
    </style:style>
    <style:style style:name="T5" style:family="text">
      <style:text-properties fo:background-color="#ffff00"/>
    </style:style>
    <style:style style:name="T6" style:family="text">
      <style:text-properties fo:background-color="#00ff00"/>
    </style:style>
    <style:style style:name="T7" style:family="text">
      <style:text-properties fo:background-color="#9966cc"/>
    </style:style>
    <style:style style:name="T8" style:family="text">
      <style:text-properties fo:background-color="#ff00ff"/>
    </style:style>
    <style:style style:name="T9" style:family="text">
      <style:text-properties fo:background-color="#ff0000"/>
    </style:style>
    <style:style style:name="T10" style:family="text">
      <style:text-properties fo:background-color="#008000"/>
    </style:style>
    <style:style style:name="T11" style:family="text">
      <style:text-properties style:use-window-font-color="true" fo:background-color="#9966cc"/>
    </style:style>
    <style:style style:name="T12" style:family="text">
      <style:text-properties style:use-window-font-color="true" fo:background-color="#ff00ff"/>
    </style:style>
    <style:style style:name="T13" style:family="text">
      <style:text-properties fo:background-color="#3deb3d"/>
    </style:style>
    <style:style style:name="T14" style:family="text">
      <style:text-properties fo:background-color="#c0c0c0"/>
    </style:style>
    <style:style style:name="T15" style:family="text">
      <style:text-properties fo:background-color="#0084d1"/>
    </style:style>
    <style:style style:name="T16" style:family="text">
      <style:text-properties fo:background-color="#ffd320"/>
    </style:style>
    <style:style style:name="T17" style:family="text">
      <style:text-properties fo:background-color="#9999ff"/>
    </style:style>
    <style:style style:name="T18" style:family="text">
      <style:text-properties fo:background-color="#aecf00"/>
    </style:style>
    <style:style style:name="T19" style:family="text">
      <style:text-properties fo:background-color="#0099ff"/>
    </style:style>
    <style:style style:name="T20" style:family="text">
      <style:text-properties fo:background-color="#cccccc"/>
    </style:style>
    <style:style style:name="T21" style:family="text">
      <style:text-properties fo:background-color="#83caff"/>
    </style:style>
    <style:style style:name="T22" style:family="text">
      <style:text-properties fo:background-color="#23b8dc"/>
    </style:style>
    <style:style style:name="T23" style:family="text">
      <style:text-properties fo:background-color="#ff8080"/>
    </style:style>
    <style:style style:name="T24" style:family="text">
      <style:text-properties fo:background-color="#ffb515"/>
    </style:style>
    <style:style style:name="T25" style:family="text">
      <style:text-properties fo:background-color="#00cccc"/>
    </style:style>
    <style:style style:name="T26" style:family="text">
      <style:text-properties style:font-name="FreeMono" fo:font-size="11pt" fo:background-color="#0084d1" style:font-size-asian="11pt" style:font-size-complex="11pt"/>
    </style:style>
    <style:style style:name="T27" style:family="text">
      <style:text-properties style:font-name="FreeMono" fo:font-size="11pt" fo:background-color="transparent" style:font-size-asian="11pt" style:font-size-complex="11pt"/>
    </style:style>
    <style:style style:name="T28" style:family="text">
      <style:text-properties fo:background-color="#ff950e"/>
    </style:style>
    <style:style style:name="T29" style:family="text">
      <style:text-properties fo:font-weight="bold"/>
    </style:style>
    <style:style style:name="T30" style:family="text">
      <style:text-properties fo:background-color="#00b8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glSmaDatat2+</text:p>
      <text:p text:style-name="P6"/>
      <text:p text:style-name="P6">Rfcomm with Sonnyboy</text:p>
      <text:p text:style-name="P7"/>
      <text:p text:style-name="P7">Protocol:</text:p>
      <text:p text:style-name="P6"/>
      <text:p text:style-name="P6">Wait for String Converter</text:p>
      <text:p text:style-name="P1">red:<text:span text:style-name="T3"> start</text:span></text:p>
      <text:p text:style-name="P2">blue:<text:span text:style-name="T3"> lenght</text:span></text:p>
      <text:p text:style-name="P2"><text:span text:style-name="T5">yellow:</text:span><text:span text:style-name="T3"> </text:span><text:span text:style-name="T3"><text:s/></text:span><text:span text:style-name="T3">xor</text:span><text:span text:style-name="T3"> 0x7e</text:span></text:p>
      <text:p text:style-name="P2"><text:span text:style-name="T6">green: </text:span><text:span text:style-name="T3">data</text:span></text:p>
      <text:p text:style-name="P2"><text:span text:style-name="T7">violette:</text:span><text:span text:style-name="T3"> mac </text:span></text:p>
      <text:p text:style-name="P2"><text:span text:style-name="T8">pink:</text:span><text:span text:style-name="T3"> ma</text:span><text:span text:style-name="T3">c</text:span><text:span text:style-name="T3"> converter</text:span></text:p>
      <text:p text:style-name="P3">smanet</text:p>
      <text:p text:style-name="P4">serial</text:p>
      <text:p text:style-name="P5">time</text:p>
      <text:p text:style-name="P9">passwd</text:p>
      <text:p text:style-name="P10">FCS</text:p>
      <text:p text:style-name="P11">smadata</text:p>
      <text:p text:style-name="P12">signalstrength</text:p>
      <text:p text:style-name="P13">timezone</text:p>
      <text:p text:style-name="P13"/>
      <text:p text:style-name="P6"><text:span text:style-name="T1">7e</text:span> <text:span text:style-name="T4">1f</text:span><text:span text:style-name="T3"> 00 </text:span><text:span text:style-name="T2">61</text:span> <text:span text:style-name="T8">22 10 0a 25 80 00</text:span><text:span text:style-name="T3"> </text:span><text:span text:style-name="T7">00 00 00 00 00 00</text:span><text:span text:style-name="T3"> 02 00 </text:span><text:span text:style-name="T6">00 04 70 00 01 00 00 00 00 01 00 00 00</text:span></text:p>
      <text:p text:style-name="P6"><text:span text:style-name="T6"/></text:p>
      <text:p text:style-name="P7">7e 2a 00 54 4c 54 0b 25 80 00 00 00 00 00 00 00 05 00 4c 54 0b 25 80 00 01 01 27 55 0b 25 80 00 01 01 3a 35 ae 72 02 00 02 01</text:p>
      <text:p text:style-name="P8"/>
      <text:p text:style-name="P14">7e <text:span text:style-name="T4">17</text:span> 00 69 00 00 00 00 00 00 01 00 00 00 00 00 01 02 76 65 72 0d 0a</text:p>
      <text:p text:style-name="P14"/>
      <text:p text:style-name="P14">3 sec</text:p>
      <text:p text:style-name="P6">Connection:</text:p>
      <text:p text:style-name="P6">recv:</text:p>
      <text:p text:style-name="P6"><text:span text:style-name="T1">7e</text:span> <text:span text:style-name="T4">1f</text:span><text:span text:style-name="T3"> 00 </text:span><text:span text:style-name="T2">61</text:span> <text:span text:style-name="T8">22 10 0a 25 80 00</text:span><text:span text:style-name="T3"> </text:span><text:span text:style-name="T7">00 00 00 00 00 00</text:span><text:span text:style-name="T3"> 02 00 </text:span><text:span text:style-name="T6">00 04 70 00 01 00 00 00 00 01 00 00 00</text:span></text:p>
      <text:p text:style-name="P6"><text:span text:style-name="T6"/></text:p>
      <text:p text:style-name="P7">dual:</text:p>
      <text:p text:style-name="P16">7e 1f 00 61 4c 54 0b 25 80 00 00 00 00 00 00 00 02 00 00 04 70 00 06 00 00 00 00 01 00 00 00</text:p>
      <text:p text:style-name="P6"><text:tab/><text:tab/><text:tab/><text:tab/><text:tab/><text:tab/><text:tab/><text:tab/><text:tab/>Unknown</text:p>
      <text:p text:style-name="P6">sent:</text:p>
      <text:p text:style-name="P6"><text:span text:style-name="T9">7e</text:span> <text:span text:style-name="T4">1f</text:span> <text:span text:style-name="T3">00 </text:span><text:span text:style-name="T5">61</text:span> 00 00 00 00 00 00 <text:span text:style-name="T8">22 10 0a 25 80 00</text:span> <text:span text:style-name="T3">02 00 </text:span><text:span text:style-name="T6">00 04 70 00 01 00 00 00 00 01 00 00 00</text:span></text:p>
      <text:p text:style-name="P7"/>
      <text:p text:style-name="P7">dual:</text:p>
      <text:p text:style-name="P7">7e 1f 00 61 00 00 00 00 00 00 4c 54 0b 25 80 00 02 00 00 04 70 00 06 00 00 00 00 01 00 00 00</text:p>
      <text:p text:style-name="P7"><text:tab/><text:tab/><text:tab/><text:tab/><text:tab/><text:tab/><text:tab/><text:tab/><text:tab/>Unknownrecv:</text:p>
      <text:p text:style-name="P7">recv:</text:p>
      <text:p text:style-name="P16"><text:span text:style-name="T9">7e</text:span> <text:span text:style-name="T4">1f </text:span>00 <text:span text:style-name="T5">61</text:span><text:span text:style-name="T8"> 22 10 0a 25 80 00</text:span> <text:span text:style-name="T7">00 00 00 00 00 00</text:span> 0a 00 <text:span text:style-name="T8">22 10 0a 25 80 00</text:span> <text:span text:style-name="T6">01</text:span> <text:span text:style-name="T7">50 02 00 81 1f 00</text:span></text:p>
      <text:p text:style-name="P16"><text:span text:style-name="T7"/></text:p>
      <text:p text:style-name="P16">dual:</text:p>
      <text:p text:style-name="P16">7e 1f 00 61 4c 54 0b 25 80 00 00 00 00 00 00 00 0a 00 <text:span text:style-name="T8">4c 54 0b 25 80 00</text:span> 01 <text:span text:style-name="T7">3a 35 ae 72 02 00</text:span></text:p>
      <text:p text:style-name="P8"/>
      <text:p text:style-name="P8"/>
      <text:p text:style-name="P8"/>
      <text:p text:style-name="P8"/>
      <text:p text:style-name="P8"/>
      <text:p text:style-name="P7"><text:soft-page-break/>recv:</text:p>
      <text:p text:style-name="P7"><text:span text:style-name="T9">7e</text:span> <text:span text:style-name="T4">14</text:span> 00 <text:span text:style-name="T5">6a</text:span> <text:span text:style-name="T8">22 10 0a 25 80 00</text:span> <text:span text:style-name="T7">00 00 00 00 00 00</text:span> 0c 00 <text:span text:style-name="T6">02 00</text:span></text:p>
      <text:p text:style-name="P8"/>
      <text:p text:style-name="P7">dual:</text:p>
      <text:p text:style-name="P7">7e 14 00 6a <text:span text:style-name="T8">4c 54 0b 25 80 00</text:span> <text:span text:style-name="T7">00 00 00 00 00 00</text:span> 0c 00 02 00</text:p>
      <text:p text:style-name="P7"/>
      <text:p text:style-name="P7">recv:</text:p>
      <text:p text:style-name="P7"><text:span text:style-name="T9">7e</text:span> <text:span text:style-name="T4">22</text:span> 00 <text:span text:style-name="T5">5c</text:span> <text:span text:style-name="T8">22 10 0a 25 80 00</text:span> 00 00 00 00 00 00 05 00 <text:span text:style-name="T8">22 10 0a 25 80 00</text:span> <text:span text:style-name="T6">01 01</text:span> <text:span text:style-name="T7">50 02 00 81 1f 00 </text:span></text:p>
      <text:p text:style-name="P7"><text:s/><text:span text:style-name="T6">02 01</text:span></text:p>
      <text:p text:style-name="P7"/>
      <text:p text:style-name="P7">dual:</text:p>
      <text:p text:style-name="P7">7e 2a 00 54 <text:span text:style-name="T8">4c 54 0b 25 80 00</text:span> 00 00 00 00 00 00 05 00 <text:span text:style-name="T8">4c 54 0b 25 80 00</text:span> 01 01 <text:span text:style-name="T8">27 55 0b 25 80 00</text:span> 01 01 <text:span text:style-name="T7">3a 35 ae 72 02 00</text:span> 02 01</text:p>
      <text:p text:style-name="P7"/>
      <text:p text:style-name="P7"/>
      <text:p text:style-name="P7">every 4 secs</text:p>
      <text:p text:style-name="P7">sent:</text:p>
      <text:p text:style-name="P7"><text:span text:style-name="T9">7e</text:span> <text:span text:style-name="T4">14</text:span> 00 <text:span text:style-name="T5">6a</text:span> 00 00 00 00 00 00 <text:span text:style-name="T8">22 10 0a 25 80 00</text:span> 03 00 <text:span text:style-name="T6">05 00</text:span></text:p>
      <text:p text:style-name="P7"/>
      <text:p text:style-name="P7">recv:</text:p>
      <text:p text:style-name="P7">7e 18 00 <text:span text:style-name="T5">66</text:span> <text:span text:style-name="T8">22 10 0a 25 80 00</text:span> 00 00 00 00 00 00 04 00 <text:span text:style-name="T6">05 00 00 00 </text:span><text:span text:style-name="T18">c5 00</text:span></text:p>
      <text:p text:style-name="P7"/>
      <text:p text:style-name="P7">sent:</text:p>
      <text:p text:style-name="P7">7e 14 00 <text:span text:style-name="T5">6a</text:span> 00 00 00 00 00 00 <text:span text:style-name="T8">22 10 0a 25 80 00</text:span> 03 00 <text:span text:style-name="T6">05 00</text:span></text:p>
      <text:p text:style-name="P8"/>
      <text:p text:style-name="P7">recv:</text:p>
      <text:p text:style-name="P7">7e 18 00 <text:span text:style-name="T5">66</text:span> <text:span text:style-name="T8">22 10 0a 25 80 00</text:span> 00 00 00 00 00 00 04 00 <text:span text:style-name="T6">05 00 00 00 </text:span><text:span text:style-name="T18">c5 00</text:span></text:p>
      <text:p text:style-name="P7">7e 18 00 <text:span text:style-name="T5">66</text:span> <text:span text:style-name="T8">22 10 0a 25 80 00</text:span> 00 00 00 00 00 00 04 00 <text:span text:style-name="T6">05 00 00 00 </text:span><text:span text:style-name="T18">c6 00</text:span></text:p>
      <text:p text:style-name="P7">7e 18 00 <text:span text:style-name="T5">66</text:span> <text:span text:style-name="T8">22 10 0a 25 80 00</text:span> 00 00 00 00 00 00 04 00 <text:span text:style-name="T6">05 00 00 00 </text:span><text:span text:style-name="T18">bd 00</text:span></text:p>
      <text:p text:style-name="P7">7e 18 00 <text:span text:style-name="T5">66</text:span> <text:span text:style-name="T8">22 10 0a 25 80 00</text:span> 00 00 00 00 00 00 04 00 <text:span text:style-name="T6">05 00 00 00 </text:span><text:span text:style-name="T18">ba 00</text:span><text:tab/></text:p>
      <text:p text:style-name="P16"/>
      <text:p text:style-name="P16"/>
      <text:p text:style-name="P16">sent:</text:p>
      <text:p text:style-name="P16">7e 14 00 <text:span text:style-name="T5">6a</text:span> 00 00 00 00 00 00 <text:span text:style-name="T8">22 10 0a 25 80 00</text:span> <text:span text:style-name="T6">03 00 05 00</text:span></text:p>
      <text:p text:style-name="P17"/>
      <text:p text:style-name="P16">recv:</text:p>
      <text:p text:style-name="P16">7e 18 00 <text:span text:style-name="T5">66</text:span> <text:span text:style-name="T8">22 10 0a 25 80 00</text:span> 00 00 00 00 00 00 <text:span text:style-name="T6">04 00 05 00 00 00 </text:span><text:span text:style-name="T18">ba 00</text:span></text:p>
      <text:p text:style-name="P17"/>
      <text:p text:style-name="P16">sent:</text:p>
      <text:p text:style-name="P16">7e 14 00 <text:span text:style-name="T5">6a</text:span> 00 00 00 00 00 00 <text:span text:style-name="T8">22 10 0a 25 80 00</text:span> <text:span text:style-name="T6">03 00 05 00</text:span></text:p>
      <text:p text:style-name="P17"/>
      <text:p text:style-name="P16">rcvd:</text:p>
      <text:p text:style-name="P16">7e 18 00 <text:span text:style-name="T5">66</text:span> <text:span text:style-name="T8">22 10 0a 25 80 00</text:span> 00 00 00 00 00 00 <text:span text:style-name="T6">04 00 05 00 00 00 </text:span><text:span text:style-name="T18">bd 00</text:span></text:p>
      <text:p text:style-name="P16"/>
      <text:p text:style-name="P7">dual:</text:p>
      <text:p text:style-name="P7">sent:</text:p>
      <text:p text:style-name="P7">7e 15 00 6b <text:span text:style-name="T7">3a 35 ae 72 02 00</text:span> <text:span text:style-name="T8">4c 54 0b 25 80 00</text:span> 03 00 0a 00 ac</text:p>
      <text:p text:style-name="P7"/>
      <text:p text:style-name="P7">recv:</text:p>
      <text:p text:style-name="P7">7e 12 00 6c <text:span text:style-name="T8">4c 54 0b 25 80 00</text:span> 00 00 00 00 00 00 06 00</text:p>
      <text:p text:style-name="P7"/>
      <text:p text:style-name="P7">recv:</text:p>
      <text:p text:style-name="P7">7e 30 00 4e <text:span text:style-name="T8">4c 54 0b 25 80 00</text:span> 00 00 00 00 00 00 01 10 <text:span text:style-name="T8">27 55 0b 25 80 00</text:span> 00 00 00 00 00 00 00 00 00 00 00 00 00 00 00 00 00 00 00 00 00 00 00 00</text:p>
      <text:p text:style-name="P7"/>
      <text:p text:style-name="P7">recv:</text:p>
      <text:p text:style-name="P7">7e 17 00 69 <text:span text:style-name="T8">4c 54 0b 25 80 00</text:span> <text:span text:style-name="T7">3a 35 ae 72 02 00</text:span> 04 00 0a 00 00 00 ac </text:p>
      <text:p text:style-name="P7"/>
      <text:p text:style-name="P7"/>
      <text:p text:style-name="P7"><text:soft-page-break/>sent:</text:p>
      <text:p text:style-name="P7">7e 14 00 6a <text:span text:style-name="T7">3a 35 ae 72 02 00</text:span> <text:span text:style-name="T8">4c 54 0b 25 80 00</text:span> 03 00 02 00</text:p>
      <text:p text:style-name="P7"/>
      <text:p text:style-name="P7"/>
      <text:p text:style-name="P7">recv:</text:p>
      <text:p text:style-name="P7">7e 18 00 66 <text:span text:style-name="T8">4c 54 0b 25 80 00</text:span> <text:span text:style-name="T7">3a 35 ae 72 02 00</text:span> 04 00 02 00 00 00 20 fd </text:p>
      <text:p text:style-name="P7"/>
      <text:p text:style-name="P7">sent:</text:p>
      <text:p text:style-name="P7">7e 15 00 6b <text:span text:style-name="T7">3a 35 ae 72 02 00</text:span> <text:span text:style-name="T8">4c 54 0b 25 80 00</text:span> 03 00 01 00 01</text:p>
      <text:p text:style-name="P7"/>
      <text:p text:style-name="P7">recv:</text:p>
      <text:p text:style-name="P7">7e 17 00 69 <text:span text:style-name="T8">4c 54 0b 25 80 00</text:span> <text:span text:style-name="T7">3a 35 ae 72 02 00</text:span> 04 00 01 00 00 00 01</text:p>
      <text:p text:style-name="P7"/>
      <text:p text:style-name="P7">sent:</text:p>
      <text:p text:style-name="P7">7e 14 00 6a <text:span text:style-name="T7">3a 35 ae 72 02 00</text:span> <text:span text:style-name="T8">4c 54 0b 25 80 00</text:span> 03 00 05 00</text:p>
      <text:p text:style-name="P7"/>
      <text:p text:style-name="P7">recv:</text:p>
      <text:p text:style-name="P7">7e 18 00 66 <text:span text:style-name="T8">4c 54 0b 25 80 00</text:span> <text:span text:style-name="T7">3a 35 ae 72 02 00</text:span> 04 00 05 00 00 00 a2 00</text:p>
      <text:p text:style-name="P7"/>
      <text:p text:style-name="P7">sent:</text:p>
      <text:p text:style-name="P7">7e 14 00 6a <text:span text:style-name="T7">3a 35 ae 72 02 00</text:span> <text:span text:style-name="T8">4c 54 0b 25 80 00</text:span> 03 00 05 00</text:p>
      <text:p text:style-name="P7"/>
      <text:p text:style-name="P7">recv:</text:p>
      <text:p text:style-name="P7">7e 18 00 66 <text:span text:style-name="T8">4c 54 0b 25 80 00</text:span> <text:span text:style-name="T7">3a 35 ae 72 02 00</text:span> 04 00 05 00 00 00 a2 00 </text:p>
      <text:p text:style-name="P16"/>
      <text:p text:style-name="P21">Telegramm-Rahmen:<text:line-break/>1 Byte 0x7E<text:line-break/>2 Byte Gesamtlänge<text:line-break/>1 Byte Kommando-Byte<text:line-break/>6 Byte SRC-Adresse (BT-Adresse)<text:line-break/>6 Byte DST-Adresse (BT-Adresse)<text:line-break/>1 Byte 0x01 (OBJECT_READ)<text:line-break/>1 Byte 0x00<text:line-break/>x Bytes Teil eines PPP-Rahmens oder spezielle Kommandos<text:line-break/><text:line-break/>PPP-Rahmen:<text:line-break/>1 Byte 0x7E<text:line-break/>1 Byte 0xFF<text:line-break/>1 Byte 0x03<text:line-break/>x Bytes Netto-Daten<text:line-break/>2 Bytes CRC<text:line-break/>1 Byte 0x7E<text:line-break/><text:line-break/>Netto-Daten (SD2):<text:line-break/>2 Byte Protokollkennung SD2 (0x60 0x63)<text:line-break/>x Byte SMA-Data2 Paket<text:line-break/><text:line-break/>Netto-Daten (SSP):<text:line-break/>2 Byte Protokollkennung SSP (0x60 0x61)<text:line-break/>x Byte SMA-Net Paket<text:line-break/><text:line-break/>SMA-Data2:<text:line-break/>6 Byte DST-Adresse (SN)<text:line-break/>6 Byte SRC-Adresse (SN)<text:line-break/>1 Byte Flag 1 (z.B. REQUEST, ACK, etc.)<text:line-break/>1 Byte Flag 2<text:line-break/>1 Byte 0x00 (Paketzähler)<text:line-break/>1 Byte Datentyp + Länge<text:line-break/>1 Byte Session-ID<text:line-break/>x Byte Nutzdaten </text:p>
      <text:p text:style-name="P21"><text:soft-page-break/></text:p>
      <text:p text:style-name="P16">sent:</text:p>
      <text:p text:style-name="P16">7e 3e 00 <text:span text:style-name="T5">40</text:span> <text:span text:style-name="T11">50 02 00 81 1f 00</text:span> ff ff ff ff ff ff 01 00 <text:span text:style-name="T10">7e ff 03 60 65</text:span> 09 a0 ff ff ff ff ff ff 00 00 <text:span text:style-name="T6">78 00 46 59 22 3b</text:span> 00 00 00 00 00 00 01 80 00 02 00 00 00 00 00 00 00 00 00 00 <text:span text:style-name="T17">a7 6a</text:span> 7e</text:p>
      <text:p text:style-name="P16"/>
      <text:p text:style-name="P16">cmp:</text:p>
      <text:p text:style-name="P16">7E 3E 00 40 BF 9E C7 92 1A 00 FF FF FF FF FF FF 01 00 7E FF 03 60 65 09 A0 FF FF FF FF FF FF 00 00 78 00 B4 B5 19 38 00 00 00 00 00 00 01 80 00 02 00 00 00 00 00 00 00 00 00 00 25 0E 7E 86 </text:p>
      <text:p text:style-name="P16"/>
      <text:p text:style-name="P16">dual:</text:p>
      <text:p text:style-name="P16">7e 3e 00 40 3a 35 ae 72 02 00 ff ff ff ff ff ff 01 00 7e ff 03 60 65 09 a0 ff ff ff ff ff ff 00 00 78 00 fb 7c 9b 3a 00 00 00 00 00 00 01 80 00 02 00 00 00 00 00 00 00 00 00 00 69 5c 7e </text:p>
      <text:p text:style-name="P16"/>
      <text:p text:style-name="P16">sent:</text:p>
      <text:p text:style-name="P16">7e 3a 00 <text:span text:style-name="T5">44</text:span> <text:span text:style-name="T7">50 02 00 81 1f 00</text:span> ff ff ff ff ff ff 01 00 <text:span text:style-name="T10">7e ff 03 60 65</text:span> 08 a0 ff ff ff ff ff ff 00 03 <text:span text:style-name="T6">78 00 46 59 22 3b</text:span> 00 03 00 00 00 00 00 80 0e </text:p>
      <text:p text:style-name="P16">01 fd ff ff ff ff ff <text:span text:style-name="T17">86 2b</text:span> 7e</text:p>
      <text:p text:style-name="P16"/>
      <text:p text:style-name="P16">cmp:</text:p>
      <text:p text:style-name="P16">7E 3A 00 44 BF 9E C7 92 1A 00 FF FF FF FF FF FF 01 00 7E FF 03 60 65 08 A0 FF FF FF FF FF FF 00 03 78 00 B4 B5 19 38 00 03 00 00 00 00 00 80 0E 01 FD FF FF FF FF FF 27 5A 7E</text:p>
      <text:p text:style-name="P16"/>
      <text:p text:style-name="P16">dual:</text:p>
      <text:p text:style-name="P16">7e 3a 00 44 3a 35 ae 72 02 00 ff ff ff ff ff ff 01 00 7e ff 03 60 65 08 a0 ff ff ff ff ff ff 00 03 78 00 fb 7c 9b 3a 00 03 00 00 00 00 00 80 0e 01 fd ff ff ff ff ff 62 86 7e </text:p>
      <text:p text:style-name="P16"/>
      <text:p text:style-name="P16">----------------------------password-------------------------------------</text:p>
      <text:p text:style-name="P16">sent:</text:p>
      <text:p text:style-name="P16">7e 53 00 2d <text:span text:style-name="T7">50 02 00 81 1f 00</text:span> ff ff ff ff ff ff 01 00 <text:span text:style-name="T10">7e ff 03 60 65</text:span> 0e a0 ff ff ff ff ff ff 00 01 <text:span text:style-name="T6">78 00 46 59 22 3b</text:span> 00 01 00 00 00 00 <text:span text:style-name="T9">02</text:span> 80 0c </text:p>
      <text:p text:style-name="P16">04 fd ff <text:span text:style-name="T9">07</text:span> 00 00 00 84 03 00 00 <text:span text:style-name="T15"><text:s/></text:span><text:span text:style-name="T15">40</text:span><text:span text:style-name="T15"> </text:span><text:span text:style-name="T15">7d</text:span><text:span text:style-name="T15"> </text:span><text:span text:style-name="T15">5e </text:span><text:span text:style-name="T15">4d</text:span> 00 00 00 00 <text:span text:style-name="T16">b8 b8 b8 b8 88</text:span> 88 88 88 88 88 88 88 <text:span text:style-name="T17">24 92</text:span> 7e</text:p>
      <text:p text:style-name="P16"/>
      <text:p text:style-name="P16">7e 53 00 <text:span text:style-name="T7">2d 50 02 00 81 1f</text:span> 00 ff ff ff ff ff ff 01 00 <text:span text:style-name="T10">7e ff 03 60 65</text:span> 0e a0 ff ff ff ff ff ff 00 01 <text:span text:style-name="T6">78 00 46 59 22 3b</text:span> 00 01 00 00 00 00 02 80 0c 04 fd ff <text:span text:style-name="T9">0a</text:span> 00 00 00 84 03 00 00 f9 7d 5e ac 4d 00 00 00 00 ec ec ec ec bb bb bb bb bb bb bb bb 0a 31 7e</text:p>
      <text:p text:style-name="P16"/>
      <text:p text:style-name="P16"/>
      <text:p text:style-name="P16">cmp:</text:p>
      <text:p text:style-name="P16">7E 52 00 2C BF 9E C7 92 1A 00 FF FF FF FF FF FF 01 00 7E FF 03 60 65 0E A0 FF FF FF FF FF FF 00 01 78 00 B4 B5 19 38 00 01 00 00 00 00 02 80 0C 04 FD FF <text:span text:style-name="T9">0A</text:span> 00 00 00 84 03 00 00 C7 A4 8D 4D 00 00 00 00 EC EC EC EC BB BB BB BB BB BB BB BB CC 55 7E 86 </text:p>
      <text:p text:style-name="P16"/>
      <text:p text:style-name="P16"/>
      <text:p text:style-name="P16">dual:</text:p>
      <text:p text:style-name="P16">7e 52 00 2c 3a 35 ae 72 02 00 ff ff ff ff ff ff 01 00 7e ff 03 60 65 0e a0 ff ff ff ff ff ff 00 01 78 00 fb 7c 9b 3a 00 01 00 00 00 00 02 80 0c 04 fd ff 07 00 00 00 84 03 00 00 69 c9 be 4d 00 00 00 00 b8 b8 b8 b8 88 88 88 88 88 88 88 88 57 2d 7e 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5"><text:span text:style-name="T26">now time </text:span><text:span text:style-name="T27"><text:s text:c="2"/></text:span></text:p>
      <text:p text:style-name="P16"/>
      <text:p text:style-name="P16">rcvd:</text:p>
      <text:p text:style-name="P16">7e 6b 00 15 <text:span text:style-name="T8">22 10 0a 25 80 00</text:span> <text:span text:style-name="T7">50 02 00 81 1f 00 </text:span>01 00 <text:span text:style-name="T10">7e ff 03 60 65</text:span> 7d 33 90 <text:span text:style-name="T6">78 00 46 59 22 3b</text:span> 00 00 4e 00 <text:span text:style-name="T14">1f 7d 33 2d 7d 5d</text:span> 00 00 00 00 00 00 01 80 01 02 00 00 00 00 00 00 00 00 00 00 00 03 00 00 00 ff 00 00 <text:span text:style-name="T24">80 07</text:span> 00 <text:span text:style-name="T24">60</text:span> 01 00 4e 00 <text:span text:style-name="T14">1f 7d 33 2d 7d 5d</text:span> 00 00 0a 00 0c 00 00 00 00 00 00 00 03 00 00 00 01 01 00 00 <text:span text:style-name="T17">15 0e</text:span> 7e</text:p>
      <text:p text:style-name="P16"/>
      <text:p text:style-name="P16"/>
      <text:p text:style-name="P16">cmp:</text:p>
      <text:p text:style-name="P16">7e 6b 00 15 <text:span text:style-name="T8">22 10 0a 25 80 00</text:span> <text:span text:style-name="T7">50 02 00 81 1f 00 </text:span>01 00 7e ff <text:s/>03 60 65 7d 33 90 <text:span text:style-name="T6">78 00 7d 32 1a d9 38</text:span> 00 00 83 <text:s/>00 <text:span text:style-name="T14">7d 5e b0 5c 7d 5e</text:span> 00 00 00 00 00 00 01 80 01 02 00 00 00 00 00 00 00 00 00 00 00 03 00 00 00 ff 00 00 <text:span text:style-name="T24">44 67</text:span> 00 <text:span text:style-name="T24">20</text:span> 01 00 83 00 <text:span text:style-name="T14">7d 5e b0 5c 7d 5e</text:span> 00 00 0a 00 0c 00 00 00 00 00 00 00 03 00 00 00 01 01 00 00 32 f5 7e</text:p>
      <text:p text:style-name="P16"/>
      <text:p text:style-name="P16">cmp:</text:p>
      <text:p text:style-name="P16">7e 6a 00 14 06 e0 09 25 80 00 21 50 24 98 80 00 01 00 7e ff 03 60 65 7d 33 90 <text:span text:style-name="T6">78 00 7d 32 1a d9 38</text:span> 00 00 71 00 <text:span text:style-name="T14">af c2 2c 7d 5d</text:span> 00 00 00 00 00 00 01 80 01 02 00 00 00 00 00 00 00 00 00 00 00 03 00 00 00 ff 00 00 <text:span text:style-name="T24">80 07</text:span> 00 <text:span text:style-name="T24">60</text:span> 01 00 71 00 <text:span text:style-name="T14">af c2 2c 7d 5d</text:span> 00 00 0a 00 0c 00 00 00 00 00 00 00 03 00 00 00 01 01 00 00 2c c3 7e</text:p>
      <text:p text:style-name="P16"/>
      <text:p text:style-name="P16">dual:</text:p>
      <text:p text:style-name="P16">7e 67 00 19 <text:span text:style-name="T8">4c 54 0b 25 80</text:span> 00 3a 35 ae 72 02 00 01 00 7e ff 03 60 65 7d 33 80 78 00 fb 7c 9b 3a 00 00 63 00 <text:span text:style-name="T14">9e 7c 94 41</text:span> 00 00 00 00 00 00 01 80 01 02 00 00 00 00 00 00 00 00 00 00 00 03 00 00 00 ff 00 00 58 07 00 00 01 00 63 00 <text:span text:style-name="T14">9e 7c 94 41</text:span> 00 00 0a 00 0c 00 00 00 00 00 00 00 03 00 00 00 01 01 00 00 ad da 7e</text:p>
      <text:p text:style-name="P16"/>
      <text:p text:style-name="P16">dual:</text:p>
      <text:p text:style-name="P16">7e 46 00 38 4c 54 0b 25 80 00 3a 35 ae 72 02 00 01 00 7e ff 03 60 65 0b 80 78 00 fb 7c 9b 3a 00 01 63 00 9e 7c 94 41 00 01 00 00 00 00 02 80 0d 04 fd ff 07 00 00 00 84 03 00 00 <text:span text:style-name="T19">69 c9 be 4d</text:span> 00 00 00 00 fc 93 7e </text:p>
      <text:p text:style-name="P16"/>
      <text:p text:style-name="P16">dual:</text:p>
      <text:p text:style-name="P16">7e 67 00 19 <text:span text:style-name="T8">27 55 0b 25 80</text:span> 00 3a 35 ae 72 02 00 01 00 7e ff 03 60 65 7d 33 80 78 00 fb 7c 9b 3a 00 00 63 00 <text:span text:style-name="T14">9b 7c 94 41</text:span> 00 00 00 00 00 00 01 80 01 02 00 00 00 00 00 00 00 00 00 00 00 03 00 00 00 ff 00 00 58 07 00 00 01 00 63 00 <text:span text:style-name="T14">9b 7c 94 41</text:span> 00 00 0a 00 0c 00 00 00 00 00 00 00 03 00 00 00 01 01 00 00 53 2e 7e </text:p>
      <text:p text:style-name="P16"/>
      <text:p text:style-name="P16">dual.</text:p>
      <text:p text:style-name="P16">7e 46 00 38 27 55 0b 25 80 00 3a 35 ae 72 02 00 01 00 7e ff 03 60 65 0b 80 78 00 fb 7c 9b 3a 00 01 63 00 9b 7c 94 41 00 01 00 00 00 00 02 80 0d 04 fd ff 07 00 00 00 84 03 00 00 <text:span text:style-name="T19">69 c9 be 4d</text:span> 00 00 00 00 07 31 7e </text:p>
      <text:p text:style-name="P16"/>
      <text:p text:style-name="P16"/>
      <text:p text:style-name="P16">rcvd:</text:p>
      <text:p text:style-name="P16">7e 54 00 2a <text:span text:style-name="T8">22 10 0a 25 80 00</text:span> <text:span text:style-name="T7">50 02 00 81 1f 00 </text:span>01 00 <text:span text:style-name="T10">7e ff 03 60 65</text:span> 0e 50 <text:span text:style-name="T6">78 00 46 59 22 3b</text:span> 00 01 4e 00 <text:span text:style-name="T14">1f 7d 33 2d 7d 5d</text:span> 00 01 00 00 00 00 02 80 0d 04 fd ff 07 00 00 00 84 03 00 00 <text:span text:style-name="T15">cf f5 79 4d</text:span> 00 00 00 00 <text:span text:style-name="T16">b8 b8 b8 b8</text:span> 88 88 88 88 88 88 88 88 b4 1d 7e</text:p>
      <text:p text:style-name="P16"/>
      <text:p text:style-name="P16"/>
      <text:p text:style-name="P16">-------------------------------------------------------------------------</text:p>
      <text:p text:style-name="P16">sent:</text:p>
      <text:p text:style-name="P16"><text:soft-page-break/>7e 3c 00 42 <text:span text:style-name="T7">50 02 00 81 1f 00</text:span> <text:span text:style-name="T8">22 10 0a 25 80 00 </text:span>01 00 <text:span text:style-name="T10">7e ff 03 60 65</text:span> 08 e8 4e 00 <text:span text:style-name="T14">1f 7d 33 2d 7d 5d</text:span> 00 01 <text:span text:style-name="T6">78 00 46 59 22 3b</text:span> 00 00 00 00 00 00 02 80 0d 04 fd ff 01 00 00 00 <text:span text:style-name="T17">d9 1a</text:span> 7e</text:p>
      <text:p text:style-name="P16"/>
      <text:p text:style-name="P16">cmp:</text:p>
      <text:p text:style-name="P16">7e 3c 00 42 50 02 00 81 1f 00 22 10 0a 25 80 00 01 00 7e ff 03 60 65 08 e8 4e 00 <text:span text:style-name="T14">1f 7d 33 2d 7d 5d</text:span> 00 00 <text:span text:style-name="T6">78 00 46 59 22 3b</text:span> 00 00 00 00 00 00 28 </text:p>
      <text:p text:style-name="P16">b9 0a 02 00 f0 01 00 00 00 1b 6f 7e</text:p>
      <text:p text:style-name="P16"/>
      <text:p text:style-name="P16">1 0.8 sec paus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sent:</text:p>
      <text:p text:style-name="P16">7e 5a 00 24 <text:span text:style-name="T7">50 02 00 81 1f 00</text:span> ff ff ff ff ff ff 01 00 <text:span text:style-name="T10">7e ff 03 60 65</text:span> 10 a0 ff ff ff ff ff ff 00 00 <text:span text:style-name="T6">78 00 46 59 22 3b</text:span> 00 00 00 00 00 00 03 80 0a 02 00 f0 00 6d 23 00 00 6d 23 00 00 6d 23 00 <text:span text:style-name="T15">d0 f5 79 4d</text:span> <text:span text:style-name="T15">c3 f5 79 4d</text:span> <text:span text:style-name="T15">d0 f5 79 4d</text:span> 00 00 00 00 01 00 00 00 01 00 00 00 <text:span text:style-name="T17">52 52</text:span> 7e</text:p>
      <text:p text:style-name="P16"/>
      <text:p text:style-name="P16">cmp:</text:p>
      <text:p text:style-name="P16">7E 5A 00 24 BF 9E C7 92 1A 00 FF FF FF FF FF FF 01 00 7E FF 03 60 65 10 A0 FF FF FF FF FF FF 00 00 78 00 B4 B5 19 38 00 00 00 00 00 00 03 80 0A 02 00 F0 00 6D 23 00 00 6D 23 00 00 6D 23 00 <text:span text:style-name="T15">C8 A4 8D 4D</text:span> <text:span text:style-name="T15">B9 A4 8D 4D</text:span> <text:span text:style-name="T15">C8 A4 8D 4D</text:span> 00 00 00 00 01 00 00 00 01 00 00 00 C4 CB 7E</text:p>
      <text:p text:style-name="P16"/>
      <text:p text:style-name="P16">dual: line: 6725</text:p>
      <text:p text:style-name="P16">7e 5b 00 25 3a 35 ae 72 02 00 ff ff ff ff ff ff 01 00 7e ff 03 60 65 10 a0 ff ff ff ff ff ff 00 00 78 00 fb 7c 9b 3a 00 00 00 00 00 00 03 80 0a 02 00 f0 00 6d 23 00 00 6d 23 00 00 6d 23 00 6a c9 be 4d 45 c9 be 4d 6a c9 be 4d 00 00 00 00 01 00 00 00 01 00 00 00 29 7d 5e 7e </text:p>
      <text:list xml:id="list821489552" text:style-name="L1">
        <text:list-header>
          <text:p text:style-name="P26"/>
        </text:list-header>
      </text:list>
      <text:p text:style-name="P16">tim1: aktuelle zeit</text:p>
      <text:p text:style-name="P16">time2: aktuell - 10 sec</text:p>
      <text:p text:style-name="P16">sent:</text:p>
      <text:p text:style-name="P16">7e 3e 00 40 <text:span text:style-name="T7">50 02 00 81 1f 00</text:span> ff ff ff ff ff ff 01 00 <text:span text:style-name="T10">7e ff 03 60 65</text:span> 09 a0 ff ff ff ff ff ff 00 00 <text:span text:style-name="T6">78 00 46 59 22 3b</text:span> 00 00 00 00 00 00 04 80 00 02 00 58 00 1e 82 00 ff 21 82 00 <text:span text:style-name="T17">9c 9c</text:span> 7e</text:p>
      <text:p text:style-name="P16"/>
      <text:p text:style-name="P16">dual:</text:p>
      <text:p text:style-name="P16">7e 3e 00 40 3a 35 ae 72 02 00 ff ff ff ff ff ff 01 00 7e ff 03 60 65 09 a0 ff ff ff ff ff ff 00 00 78 00 fb 7c 9b 3a 00 00 00 00 00 00 04 80 00 02 00 58 00 1e 82 00 ff 21 82 00 52 aa 7e</text:p>
      <text:p text:style-name="P16"/>
      <text:p text:style-name="P16">sent:</text:p>
      <text:p text:style-name="P16">7e 3e 00 40 <text:span text:style-name="T7">50 02 00 81 1f 00</text:span> ff ff ff ff ff ff 01 00 7e ff 03 60 65 09 a0 ff ff ff ff ff ff 00 00 <text:span text:style-name="T6">78 00 46 59 22 3b</text:span> 00 00 00 00 00 00 05 80 00 02 00 58 00 1e a2 00 ff 1e a2 00 <text:span text:style-name="T17">4c 88</text:span> 7e</text:p>
      <text:p text:style-name="P16"/>
      <text:p text:style-name="P16">dual:</text:p>
      <text:p text:style-name="P16">7e 3e 00 40 3a 35 ae 72 02 00 ff ff ff ff ff ff 01 00 7e ff 03 60 65 09 a0 ff ff ff ff ff ff 00 00 78 00 fb 7c 9b 3a 00 00 00 00 00 00 05 80 00 02 00 58 00 1e a2 00 ff 1e a2 00 82 be 7e</text:p>
      <text:p text:style-name="P16"/>
      <text:p text:style-name="P16"/>
      <text:p text:style-name="P16"/>
      <text:p text:style-name="P16"/>
      <text:p text:style-name="P16"><text:soft-page-break/></text:p>
      <text:p text:style-name="P16">sent:</text:p>
      <text:p text:style-name="P16">7e 3e 00 40 <text:span text:style-name="T7">50 02 00 81 1f 00</text:span> ff ff ff ff ff ff 01 00 <text:span text:style-name="T10">7e ff 03 60 65</text:span> 09 a0 ff ff ff ff ff ff 00 00 <text:span text:style-name="T6">78 00 46 59 22 3b</text:span> 00 00 00 00 00 00 <text:span text:style-name="T28">06 80</text:span> 00 02 80 51 00 48 21 00 ff 48 21 00 <text:span text:style-name="T17">f0 4b</text:span> 7e</text:p>
      <text:p text:style-name="P16"/>
      <text:p text:style-name="P16">dual:</text:p>
      <text:p text:style-name="P16">7e 3f 00 41 3a 35 ae 72 02 00 ff ff ff ff ff ff 01 00 7e ff 03 60 65 09 a0 ff ff ff ff ff ff 00 00 78 00 fb 7c 9b 3a 00 00 00 00 00 00 06 80 00 02 80 51 00 48 21 00 ff 48 21 00 3e 7d 5d 7e</text:p>
      <text:p text:style-name="P16"/>
      <text:p text:style-name="P16"/>
      <text:p text:style-name="P16">rcvd:</text:p>
      <text:p text:style-name="P16">7e 5f 00 21 <text:span text:style-name="T12">22 10 0a 25 80 00</text:span> <text:span text:style-name="T7">50 02 00 81 1f 00</text:span> 01 00 <text:span text:style-name="T10">7e ff 03 60 65</text:span> 10 50 <text:span text:style-name="T6">78 00 46 59 22 3b</text:span> 00 a0 4e 00 <text:span text:style-name="T14">1f 7d 33 2d 7d 5d</text:span> 00 00 00 00 00 00 <text:span text:style-name="T28">7d 5e dd</text:span> 0a 02 00 f0 00 00 00 00 00 00 00 00 00 6d 23 00 <text:span text:style-name="T15">1a 71 7f 4d</text:span> <text:span text:style-name="T15">4a 4c 7a 4d</text:span> <text:span text:style-name="T15">1a 71 7f 4d</text:span> 0e 7d 31 00 00 30 fe 7d 5e 00 01 00 00 00 bc b6 7e</text:p>
      <text:p text:style-name="P16"/>
      <text:p text:style-name="P16">cmp:</text:p>
      <text:p text:style-name="P16">7e 5e 00 20 22 10 0a 25 80 00 50 02 00 81 1f 00 01 00 7e ff 03 60 65 10 50 78 00 46 59 22 3b 00 a0 4e 00 1f 7d 33 2d 7d 5d 00 00 00 00 00 00 <text:span text:style-name="T28">03 a0</text:span> 0a 02 00 f0 00 00 00 00 00 00 00 00 00 6d 23 00 <text:span text:style-name="T15">6c 51 9b 4d</text:span> <text:span text:style-name="T15">6b e6 95 4d</text:span> <text:span text:style-name="T15">6c 51 9b 4d</text:span> 7d 31 0e 00 00 32 fe 7d 5e 00 01 00 00 00 17 a3 7e</text:p>
      <text:p text:style-name="P16"/>
      <text:p text:style-name="P16">dual:</text:p>
      <text:p text:style-name="P16">7e 5b 00 25 <text:span text:style-name="T8">4c 54 0b 25 80 00</text:span> 3a 35 ae 72 02 00 01 00 7e ff 03 60 65 10 80 78 00 fb 7c 9b 3a 00 00 63 00 <text:span text:style-name="T14">9e 7c 94 41</text:span> 00 00 00 00 00 00 03 80 0a 02 00 f0 00 6d 23 00 00 6d 23 00 00 6d 23 00 <text:span text:style-name="T15">68 c9 be 4d</text:span> <text:span text:style-name="T15">7a b0 be 4d</text:span> <text:span text:style-name="T15">68 c9 be 4d</text:span> 7d 31 0e 00 00 06 00 00 00 01 00 00 00 08 ce 7e</text:p>
      <text:p text:style-name="P16"/>
      <text:p text:style-name="P16">time1: aktuell inverter ? </text:p>
      <text:p text:style-name="P16"/>
      <text:p text:style-name="P16">sent:</text:p>
      <text:p text:style-name="P16">7e 3d 00 43 <text:span text:style-name="T7">50 02 00 81 1f 00</text:span> <text:span text:style-name="T8">22 10 0a 25 80 00</text:span> 01 00 <text:span text:style-name="T10">7e ff 03 60 65</text:span> 08 e8 4e 00 <text:span text:style-name="T14">1f 7d 33 2d 7d 5d</text:span> 00 00 <text:span text:style-name="T6">78 00 46 59 22 3b</text:span> 00 00 00 00 00 00 <text:span text:style-name="T28">7d </text:span></text:p>
      <text:p text:style-name="P16"><text:span text:style-name="T28">5e dd</text:span> 0a 02 00 f0 01 00 00 00 5f 2a 7e</text:p>
      <text:p text:style-name="P16"/>
      <text:p text:style-name="P16">comp:</text:p>
      <text:p text:style-name="P16">7e 3c 00 42 50 02 00 81 1f 00 22 10 0a 25 80 00 01 00 7e ff 03 60 65 08 e8 4e 00 <text:span text:style-name="T14">1f 7d 33 2d 7d 5d</text:span> 00 00 <text:span text:style-name="T6">78 00 46 59 22 3b</text:span> 00 00 00 00 00 00 28 </text:p>
      <text:p text:style-name="P16">b9 0a 02 00 f0 01 00 00 00 1b 6f 7e</text:p>
      <text:p text:style-name="P16"/>
      <text:p text:style-name="P16">7e 3c 00 42 50 02 00 81 1f 00 22 10 0a 25 80 00 01 00 7e ff 03 60 65 08 e8 4e 00 <text:span text:style-name="T14">1f 7d 33 2d 7d 5d</text:span> 00 00 <text:span text:style-name="T6">78 00 46 59 22 3b</text:span> 00 00 00 00 00 00 88 e7 0a 02 00 f0 01 00 00 00 7a a3 7e</text:p>
      <text:p text:style-name="P16"/>
      <text:p text:style-name="P16"/>
      <text:p text:style-name="P16"/>
      <text:p text:style-name="P16">sent</text:p>
      <text:p text:style-name="P16">7e 5c 00 <text:span text:style-name="T8">22 50 02 00 81 1f</text:span> 00 ff ff ff ff ff ff 01 00 <text:span text:style-name="T10">7e ff 03 60 65</text:span> 10 a0 ff ff ff ff ff ff 00 00 <text:span text:style-name="T6">78 00 46 59 22 3b</text:span> 00 00 00 00 00 00 07 80 0a 02 00 f0 00 6d 23 00 00 6d 23 00 00 6d 23 00 <text:span text:style-name="T15">1a 71 7f 4d</text:span> <text:span text:style-name="T15">4a 4c 7a 4d</text:span> <text:span text:style-name="T15">1a 71 7f 4d</text:span> 0e 7d 31 00 00 30 fe 7d 5e 00 01 00 00 00 ee d7 7e</text:p>
      <text:p text:style-name="P16"/>
      <text:p text:style-name="P16"/>
      <text:p text:style-name="P16">-------</text:p>
      <text:p text:style-name="P16">rcvd:</text:p>
      <text:p text:style-name="P16">7e 5d 00 23 22 10 0a 25 80 00 ff ff ff ff ff ff 01 00 <text:span text:style-name="T10">7e ff 03 60 65</text:span> 10 90 fd ff ff ff ff ff 00 a0 4e 00 <text:span text:style-name="T14">1f 7d 33 2d 7d 5d</text:span> 00 00 00 00 00 00 a1 97 0a 02 00 f0 00 00 00 00 00 00 00 00 00 6d 23 00 <text:span text:style-name="T15">58 04 7a 4d</text:span> <text:span text:style-name="T15">b6 7d 33 </text:span><text:soft-page-break/><text:span text:style-name="T15">5d 4d</text:span> <text:span text:style-name="T15">58 04 7a 4d</text:span> 00 00 00 00 01 00 00 00 01 00 00 00 39 18 7e</text:p>
      <text:p text:style-name="P16"/>
      <text:p text:style-name="P16">1. converter now time, ???, connverter now time </text:p>
      <text:p text:style-name="P16">rcvd:</text:p>
      <text:p text:style-name="P16">7e 6e 00 <text:span text:style-name="T5">10</text:span> <text:span text:style-name="T8">22 10 0a 25 80 00</text:span> <text:span text:style-name="T7">50 02 00 81 1f 00</text:span> 08 00 <text:span text:style-name="T10">7e ff 03 60 65</text:span> 3b 90 <text:span text:style-name="T6">78 00 b6 74 8b 3a</text:span> 00 a0 4e 00 <text:span text:style-name="T14">1f 7d 33 2d 7d 5d</text:span> 00 00 00 00 00 00 04 80 01 <text:span text:style-name="T21">02 00 58</text:span> 00 00 00 00 04 00 00 00 <text:span text:style-name="T24">01 1e 82</text:span> 10 <text:span text:style-name="T15">7c a9 7d 31 4d</text:span> <text:span text:style-name="T6">53 4e 3a 20 32 31 30 30 31 30 36 30 31 35</text:span> <text:span text:style-name="T18">00 00 e6 00</text:span> <text:span text:style-name="T18">00 00 e6 00</text:span> 00 00 00 00 00 00 00 00 00 00 <text:span text:style-name="T24">01 1f 82</text:span> 08 <text:span text:style-name="T15">7c a9 7d 31</text:span></text:p>
      <text:p text:style-name="P19"/>
      <text:p text:style-name="P16">7e 6d 00 13 <text:span text:style-name="T8">22 10 0a 25 80 00</text:span> <text:span text:style-name="T7">50 02 00 81 1f 00 </text:span>08 00 <text:span text:style-name="T10">7e ff 03 60 65</text:span> 3b 90 <text:span text:style-name="T6">78 00 46 59 22 3b</text:span> 00 a0 4e 00 <text:span text:style-name="T14">1f 7d 33 2d 7d 5d</text:span> 00 00 00 00 00 00 04 80 01 02 00 58 00 00 00 00 04 00 00 00 <text:span text:style-name="T24">01 1e 82 </text:span>10 <text:span text:style-name="T15">55 bb 79 4d</text:span> <text:span text:style-name="T6">53 4e 3a 20 32 31 30 30 31 30 36 30 31 35</text:span> <text:span text:style-name="T18">00 00 e6 00</text:span> <text:span text:style-name="T18">00 00 e6 00</text:span> 00 00 00 00 00 00 00 00 00 00 <text:span text:style-name="T24">01 1f 82</text:span> 08 <text:span text:style-name="T15">55 bb 79 4d</text:span></text:p>
      <text:p text:style-name="P16"><text:span text:style-name="T15"/></text:p>
      <text:p text:style-name="P16">dual:</text:p>
      <text:p text:style-name="P16">7e 6d 00 13 <text:span text:style-name="T8">4c 54 0b 25 80</text:span> 00 <text:span text:style-name="T7">3a 35 ae 72 02 00</text:span> 08 00 7e ff 03 60 65 31 80 78 00 fb 7c 9b 3a 00 a0 63 00 9e 7c 94 41 00 00 00 00 00 00 04 80 01 02 00 58 00 00 00 00 03 00 00 00 01 1e 82 10 <text:span text:style-name="T15">68 c9 be 4d </text:span>53 4e 3a 20 31 31 30 30 32 35 30 32 37 30 00 00 00 00 00 00 00 00 00 00 00 00 00 00 00 00 00 00 01 1f 82 08 68 c9 be 4d 41 1f</text:p>
      <text:p text:style-name="P16"/>
      <text:p text:style-name="P16">sent:</text:p>
      <text:p text:style-name="P16">dual:</text:p>
      <text:p text:style-name="P16">7e 5b 00 25 3a 35 ae 72 02 00 ff ff ff ff ff ff 01 00 7e ff 03 60 65 10 a0 ff ff ff ff ff ff 00 00 78 00 fb 7c 9b 3a 00 00 00 00 00 00 07 80 0a 02 00 f0 00 6d 23 00 00 6d 23 00 00 6d 23 00 68 c9 be 4d 7a b0 be 4d 68 c9 be 4d 7d 31 0e 00 00 06 00 00 00 01 00 00 00 b7 3e 7e </text:p>
      <text:p text:style-name="P16"/>
      <text:p text:style-name="P16">recv:</text:p>
      <text:p text:style-name="P16">dual:</text:p>
      <text:p text:style-name="P16">7e 5b 00 25 27 55 0b 25 80 00 3a 35 ae 72 02 00 01 00 7e ff 03 60 65 10 80 78 00 fb 7c 9b 3a 00 00 63 00 9b 7c 94 41 00 00 00 00 00 00 04 80 0a 02 00 f0 00 6d 23 00 00 6d 23 00 00 6d 23 00 68 c9 be 4d 7a b0 be 4d 68 c9 be 4d 7d 31 0e 00 00 06 00 00 00 01 00 00 00 04 33 7e </text:p>
      <text:p text:style-name="P16"/>
      <text:p text:style-name="P16"/>
      <text:p text:style-name="P16">rcvd:</text:p>
      <text:p text:style-name="P16">7e 6d 00 <text:span text:style-name="T5">13</text:span> <text:span text:style-name="T8">22 10 0a 25 80 00</text:span> <text:span text:style-name="T7">50 02 00 81 1f 00</text:span> 08 00 <text:span text:style-name="T15">4d</text:span> <text:span text:style-name="T18">41 1f 00 01</text:span> <text:span text:style-name="T22">fe ff ff</text:span> 00 00 00 00 00 00 00 00 00 00 00 00 00 00 00 00 00 00 00 00 00 00 00 00 00 <text:span text:style-name="T24">01 20 82</text:span> 08 <text:span text:style-name="T15">7c a9 7d 31 4d</text:span> <text:span text:style-name="T18">66 01 00 00</text:span> <text:span text:style-name="T18">67 01 00 01</text:span> <text:span text:style-name="T22">fe ff ff</text:span> 00 00 00 00 00 00 00 00 00 00 00 00 00 00 00 00 00 00 00 00 00 <text:span text:style-name="T24">01 21 82</text:span> 08<text:span text:style-name="T24"> </text:span><text:span text:style-name="T15">d4 7f 5a 3a</text:span> <text:span text:style-name="T18">59 02 00 01</text:span> <text:span text:style-name="T18">5b 02 00 01</text:span> <text:span text:style-name="T18">5d</text:span></text:p>
      <text:p text:style-name="P16"><text:span text:style-name="T18"/></text:p>
      <text:p text:style-name="P16">recv:</text:p>
      <text:p text:style-name="P16">dual:</text:p>
      <text:p text:style-name="P16">7e 6d 00 13 4c 54 0b 25 80 00 3a 35 ae 72 02 00 08 00 00 01 fe ff ff 00 00 00 00 00 00 00 00 00 00 00 00 00 00 00 00 00 00 00 00 00 00 00 00 00 01 20 82 08 68 c9 be 4d 47 23 00 01 fe ff ff 00 fe ff ff 00 fe ff ff 00 fe ff ff 00 fe ff ff 00 fe ff ff 00 fe ff ff 00 01 21 82 08 68 c9 be 4d 59 02 00 01 5d 02 00 01 5e 02 00 01 78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cvd:</text:p>
      <text:p text:style-name="P16">7e 55 00 <text:span text:style-name="T5">2b</text:span> <text:span text:style-name="T8">22 10 0a 25 80 00</text:span> <text:span text:style-name="T7">50 02 00 81 1f 00</text:span> 01 00 <text:span text:style-name="T18">02 00 01</text:span> <text:span text:style-name="T18">5e 02 00 01</text:span> <text:span text:style-name="T18">5f 02 00 00</text:span> <text:span text:style-name="T18">78 02 00 01</text:span> <text:span text:style-name="T18">79 02 00 01</text:span> <text:span text:style-name="T18">7a 02 00 01</text:span> <text:span text:style-name="T24">01 21 82</text:span> 08 <text:span text:style-name="T15">d4 7f 5a 3a</text:span> <text:span text:style-name="T18">7c 02 00 00</text:span> <text:span text:style-name="T18">7d 5d 02 00 01</text:span> <text:span text:style-name="T18">87 02 00 01</text:span> <text:span text:style-name="T25">fe ff ff</text:span> 00 00 00 00 00 00 00 00 00 00 00 00 00 00 00 00 00 b6 69 7e</text:p>
      <text:p text:style-name="P16"/>
      <text:p text:style-name="P16">dual:</text:p>
      <text:p text:style-name="P16">7e 28 00 56 4c 54 0b 25 80 00 3a 35 ae 72 02 00 01 00 02 00 01 79 02 00 01 7a 02 00 01 7c 02 00 01 fe ff ff 00 e9 bd 7e </text:p>
      <text:p text:style-name="P16"/>
      <text:p text:style-name="P16">rcvd:</text:p>
      <text:p text:style-name="P16">7e 6b 00 15 <text:span text:style-name="T8">22 10 0a 25 80 00</text:span> <text:span text:style-name="T7">50 02 00 81 1f 00</text:span> 08 00 <text:span text:style-name="T10">7e ff 03 60 65</text:span> 7d 33 90 <text:span text:style-name="T6">78 00 b6 74 8b 3a</text:span> 00 a0 4e 00 <text:span text:style-name="T14">1f 7d 33 2d 7d 5d</text:span> 00 00 00 00 00 00 05 80 01 <text:span text:style-name="T21">02 00 58</text:span> 0d 00 00 00 0d 00 00 00 01 <text:span text:style-name="T23">1e a2</text:span> 00 <text:span text:style-name="T19">7c a9 7d 31 4d</text:span> 00 00 00 00 00 00 00 00 <text:span text:style-name="T25">fe ff ff</text:span> ff <text:span text:style-name="T25">fe ff ff</text:span> ff <text:span text:style-name="T14">1f 7d 33 2d 7d 5d</text:span> <text:span text:style-name="T14">1f 7d 33 </text:span></text:p>
      <text:p text:style-name="P16"><text:span text:style-name="T14">2d 7d 5d</text:span> 00 00 00 00 00 00 00 00 40</text:p>
      <text:p text:style-name="P16"/>
      <text:p text:style-name="P16"/>
      <text:p text:style-name="P16">insert:</text:p>
      <text:p text:style-name="P16">7e 6a 00 <text:span text:style-name="T5">14</text:span> <text:span text:style-name="T8">22 10 0a 25 80 00</text:span> <text:span text:style-name="T7">50 02 00 81 1f 00</text:span> 01 00 <text:span text:style-name="T10">7e ff 03 60 65</text:span> 7d 33 90 <text:span text:style-name="T6">78 00 b6 74 8b 3a</text:span> 00 a0 4e 00 <text:span text:style-name="T14">1f 7d 33 2d 7d 5d</text:span> 00 00 00 00 00 00 06 80 01 02 <text:span text:style-name="T21">80 51 00</text:span> 00 00 00 00 00 00 00 01 <text:span text:style-name="T23">48 21</text:span> 08 <text:span text:style-name="T15">8b ea 7d 31 4d</text:span> <text:span text:style-name="T18">23 </text:span><text:span text:style-name="T18">00 00 00</text:span> <text:span text:style-name="T18">2f 01 00 00</text:span> <text:span text:style-name="T18">33 01 00 01</text:span> c7 01 00 00 <text:span text:style-name="T25">fe ff ff</text:span> 00 00 00 00 00 00 </text:p>
      <text:p text:style-name="P16">00 00 00 00 00 00 00 <text:span text:style-name="T6">09 b4</text:span> 7e</text:p>
      <text:p text:style-name="P16"/>
      <text:p text:style-name="P16">dual: line: 7405</text:p>
      <text:p text:style-name="P16">7e 67 00 19 4c 54 0b 25 80 00 3a 35 ae 72 02 00 01 00 7e ff 03 60 65 7d 33 80 78 00 fb 7c 9b 3a 00 a0 63 00 9e 7c 94 41 00 00 00 00 00 00 05 80 01 02 00 58 08 00 00 00 08 00 00 00 01 1e a2 00 68 c9 be 4d 00 00 00 00 00 00 00 00 ff ff ff ff ff ff ff ff 9e 7c 94 41 9e 7c 94 41 38 00 00 00 c6 84 00 00 39 1e 7e </text:p>
      <text:p text:style-name="P20"/>
      <text:p text:style-name="P16">rcvd:</text:p>
      <text:p text:style-name="P16">7e 15 00 <text:span text:style-name="T5">6b</text:span> <text:span text:style-name="T8">22 10 0a 25 80 00</text:span> <text:span text:style-name="T7">50 02 00 81 1f 00</text:span> 01 00 5d bb 7e</text:p>
      <text:p text:style-name="P16">7e 15 00 6b 22 10 0a 25 80 00 50 02 00 81 1f 00 01 00 5d bb 7e</text:p>
      <text:p text:style-name="P16"/>
      <text:p text:style-name="P16">rcvd:</text:p>
      <text:p text:style-name="P16">7e 6a 00 <text:span text:style-name="T5">14</text:span> <text:span text:style-name="T8">22 10 0a 25 80 00</text:span> <text:span text:style-name="T7">50 02 00 81 1f 00</text:span> 01 00 <text:span text:style-name="T10">7e ff 03 60 65</text:span> 7d 33 90 <text:span text:style-name="T6">78 00 b6 74 8b 3a</text:span> 00 a0 4e 00 <text:span text:style-name="T14">1f 7d 33 2d 7d 5d</text:span> 00 00 00 00 00 00 06 80 01 02 <text:span text:style-name="T21">80 51 00</text:span> 00 00 00 00 00 00 00 01 <text:span text:style-name="T23">48 21</text:span> 08 <text:span text:style-name="T15">8b ea 7d 31 4d</text:span> <text:span text:style-name="T18">23 00 00 00</text:span> <text:span text:style-name="T18">2f 01 00 00</text:span> <text:span text:style-name="T18">33 01 00 01</text:span> c7 01 00 00 <text:span text:style-name="T25">fe ff ff</text:span> 00 00 00 00 00 00 </text:p>
      <text:p text:style-name="P16">00 00 00 00 00 00 00 <text:span text:style-name="T6">09 b4</text:span> 7e</text:p>
      <text:p text:style-name="P16"/>
      <text:p text:style-name="P16">dual line:</text:p>
      <text:p text:style-name="P16">7e 67 00 19 4c 54 0b 25 80 00 3a 35 ae 72 02 00 01 00 7e ff 03 60 65 7d 33 80 78 00 fb 7c 9b 3a 00 a0 63 00 9e 7c 94 41 00 00 00 00 00 00 06 80 01 02 80 51 00 00 00 00 00 00 00 00 01 48 21 08 68 c9 be 4d 33 01 00 01 fe ff ff 00 fe ff ff 00 fe ff ff 00 fe ff ff 00 fe ff ff 00 fe ff ff 00 fe ff ff 00 f3 08 7e </text:p>
      <text:p text:style-name="P16"/>
      <text:p text:style-name="P16">recv dual line:</text:p>
      <text:p text:style-name="P16">7e 6d 00 13 27 55 0b 25 80 00 3a 35 ae 72 02 00 08 00 7e ff 03 60 65 31 80 78 00 fb 7c 9b 3a 00 a0 63 00 9b 7c 94 41 00 00 00 00 00 00 04 80 01 02 00 58 00 00 00 00 03 00 00 00 01 1e 82 10 68 c9 be 4d 53 4e 3a 20 31 31 30 30 32 35 30 32 36 37 00 00 00 00 00 00 00 00 00 00 00 00 00 00 00 00 00 00 01 1f 82 08 68 c9 be 4d 41 1f</text:p>
      <text:p text:style-name="P16"/>
      <text:p text:style-name="P16"/>
      <text:p text:style-name="P16"/>
      <text:p text:style-name="P16"/>
      <text:p text:style-name="P16"><text:soft-page-break/></text:p>
      <text:p text:style-name="P16">recv dual line: line 7605</text:p>
      <text:p text:style-name="P16">7e 6d 00 13 27 55 0b 25 80 00 3a 35 ae 72 02 00 08 00 00 01 fe ff ff 00 00 00 00 00 00 00 00 00 00 00 00 00 00 00 00 00 00 00 00 00 00 00 00 00 01 20 82 08 68 c9 be 4d 47 23 00 01 fe ff ff 00 fe ff ff 00 fe ff ff 00 fe ff ff 00 fe ff ff 00 fe ff ff 00 fe ff ff 00 01 21 82 08 68 c9 be 4d 59 02 00 01 5d 02 00 01 5e 02 00 01 78</text:p>
      <text:p text:style-name="P16"/>
      <text:p text:style-name="P16">recv dual:</text:p>
      <text:p text:style-name="P16">7e 28 00 56 27 55 0b 25 80 00 3a 35 ae 72 02 00 01 00 02 00 01 79 02 00 01 7a 02 00 01 7c 02 00 01 fe ff ff 00 48 86 7e </text:p>
      <text:p text:style-name="P16"/>
      <text:p text:style-name="P16">recv dual:</text:p>
      <text:p text:style-name="P16">7e 67 00 19 27 55 0b 25 80 00 3a 35 ae 72 02 00 01 00 7e ff 03 60 65 7d 33 80 78 00 fb 7c 9b 3a 00 a0 63 00 9b 7c 94 41 00 00 00 00 00 00 05 80 01 02 00 58 08 00 00 00 08 00 00 00 01 1e a2 00 68 c9 be 4d 00 00 00 00 00 00 00 00 ff ff ff ff ff ff ff ff 9b 7c 94 41 9b 7c 94 41 38 00 00 00 c6 84 00 00 d3 f2 7e</text:p>
      <text:p text:style-name="P16"/>
      <text:p text:style-name="P16">recv dual: line 7805</text:p>
      <text:p text:style-name="P16">7e 67 00 19 27 55 0b 25 80 00 3a 35 ae 72 02 00 01 00 7e ff 03 60 65 7d 33 80 78 00 fb 7c 9b 3a 00 a0 63 00 9b 7c 94 41 00 00 00 00 00 00 06 80 01 02 80 51 00 00 00 00 00 00 00 00 01 48 21 08 68 c9 be 4d 33 01 00 01 fe ff ff 00 fe ff ff 00 fe ff ff 00 fe ff ff 00 fe ff ff 00 fe ff ff 00 fe ff ff 00 48 c2 7e </text:p>
      <text:p text:style-name="P16"/>
      <text:p text:style-name="P19">aktuelle Zeit</text:p>
      <text:p text:style-name="P16"/>
      <text:p text:style-name="P16">sent:</text:p>
      <text:p text:style-name="P16">7e 14 00 <text:span text:style-name="T5">6a</text:span> 00 00 00 00 00 00 <text:span text:style-name="T8">22 10 0a 25 80 00</text:span> 03 00 05 00</text:p>
      <text:p text:style-name="P16"/>
      <text:p text:style-name="P16"/>
      <text:p text:style-name="P16">rcvd:</text:p>
      <text:p text:style-name="P16">7e 18 00 <text:span text:style-name="T5">66</text:span> <text:span text:style-name="T8">22 10 0a 25 80 00</text:span> 00 00 00 00 00 00 <text:span text:style-name="T13">04 00 05 00 00 00 be 00</text:span></text:p>
      <text:p text:style-name="P18"/>
      <text:p text:style-name="P16">sent:</text:p>
      <text:p text:style-name="P16">7e 14 00 <text:span text:style-name="T5">6a</text:span> 00 00 00 00 00 00 <text:span text:style-name="T8">22 10 0a 25 80 00</text:span> <text:span text:style-name="T6">03 00 05 00</text:span></text:p>
      <text:p text:style-name="P17"/>
      <text:p text:style-name="P16">rcvd:</text:p>
      <text:p text:style-name="P16">7e 18 00 <text:span text:style-name="T5">66</text:span><text:span text:style-name="T8"> 22 10 0a 25 80 00</text:span> 00 00 00 00 00 00 <text:span text:style-name="T6">04 00 05 00 00 00 be 00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DC:</text:p>
      <text:p text:style-name="P16"/>
      <text:p text:style-name="P16">sent:</text:p>
      <text:p text:style-name="P16">7e 42 00 3c <text:span text:style-name="T7">50 02 00 81 1f 00</text:span> ff ff ff ff ff ff 01 00 <text:span text:style-name="T10">7e ff 03 60 65</text:span> 0a a0 ff ff ff ff ff ff 00 05 <text:span text:style-name="T6">78 00 b6 74 8b 3a</text:span> 00 05 00 00 00 00 08 80 0c </text:p>
      <text:p text:style-name="P16">00 fd ff 00 00 00 00 00 00 00 00 00 00 00 00 ab 16 7e</text:p>
      <text:p text:style-name="P16"/>
      <text:p text:style-name="P16">7e 43 00 3d 50 02 00 81 1f 00 ff ff ff ff ff ff 01 00 7e ff 03 60 65 0a a0 ff ff ff ff ff ff 00 05 78 00 b6 74 8b 3a 00 05 00 00 00 00 07 80 0c 00 fd ff 00 00 00 00 00 00 00 00 00 00 00 00 73 7d 33 7e </text:p>
      <text:p text:style-name="P16"/>
      <text:p text:style-name="P16">sent:</text:p>
      <text:p text:style-name="P16">7e 3e 00 40 <text:span text:style-name="T7">50 02 00 81 1f 00</text:span> ff ff ff ff ff ff 01 00 <text:span text:style-name="T10">7e ff 03 60 65</text:span> 09 a0 ff ff ff ff ff ff 00 00 <text:span text:style-name="T6">78 00 b6 74 8b 3a</text:span> 00 00 00 00 00 00 09 80 00 </text:p>
      <text:p text:style-name="P16">02 00 51 00 00 20 00 ff ff 50 00 f1 8d 7e</text:p>
      <text:p text:style-name="P16"/>
      <text:p text:style-name="P16">7e 3e 00 40 <text:span text:style-name="T7">50 02 00 81 1f 00</text:span> ff ff ff ff ff ff 01 00 7e ff 03 60 65 09 a0 ff ff ff ff ff ff 00 00 78 00 b6 74 8b 3a 00 00 00 00 00 00 08 80 00 02 00 51 00 00 20 00 ff ff 50 00 1b f3 7e</text:p>
      <text:p text:style-name="P16"/>
      <text:p text:style-name="P16">cmp stored:</text:p>
      <text:p text:style-name="P16">7e 40 00 3e 50 02 00 81 1f 00 22 10 0a 25 80 00 01 00 7e ff 03 60 65 09 e0 4e 00 1f 7d 33 2d 7d 5d 00 00 78 00 46 59 22 3b 00 00 00 00 00 00 09 80 00 02 00 70 40 23 9a 4d 6c 50 9b 4d c9 b0 7e</text:p>
      <text:p text:style-name="P16"/>
      <text:p text:style-name="P16">recv:</text:p>
      <text:p text:style-name="P16">7e 6e 00 10 <text:span text:style-name="T8">22 10 0a 25 80 00</text:span> <text:span text:style-name="T7">50 02 00 81 1f 00</text:span> 08 00 <text:span text:style-name="T10">7e ff 03 60 65</text:span> <text:span text:style-name="T9">79 90</text:span> <text:span text:style-name="T6">78 00 b6 74 8b 3a</text:span> 00 a0 4e <text:span text:style-name="T20">00 1f 7d 33 2d 7d 5d</text:span> 00 00 00 00 00 00 09 </text:p>
      <text:p text:style-name="P16">80 01 02 00 51 00 00 00 00 0f 00 00 00 <text:span text:style-name="T24">01 3f 26</text:span> 40 <text:span text:style-name="T15">ff e5 5b 4d</text:span> <text:span text:style-name="T18">29 03 00 00</text:span> <text:span text:style-name="T18">29 03 00 00</text:span> <text:span text:style-name="T18">29 03 00 00</text:span> <text:span text:style-name="T18">29 03 00 00</text:span> 01 00 00 00 <text:span text:style-name="T24">01 1e 41</text:span> 00 <text:span text:style-name="T15">fe e5 5b </text:span></text:p>
      <text:p text:style-name="P16"><text:span text:style-name="T15">4d</text:span> <text:span text:style-name="T18">88 7d 33 00 00</text:span> <text:span text:style-name="T18">88 7d 33 00 00</text:span> <text:span text:style-name="T18">88 7d 33</text:span></text:p>
      <text:p text:style-name="P16"/>
      <text:p text:style-name="P16">recv:</text:p>
      <text:p text:style-name="P16">7e 6d 00 13 <text:span text:style-name="T8">22 10 0a 25 80 00</text:span> <text:span text:style-name="T7">50 02 00 81 1f 00</text:span> 08 00 <text:span text:style-name="T18">00 00</text:span> <text:span text:style-name="T18">88 7d 33 00 00</text:span> 01 00 00 00 <text:span text:style-name="T24">01 1f 41</text:span> 00 <text:span text:style-name="T15">fe e5 5b 4d</text:span> <text:span text:style-name="T18">88 7d 33 00 00</text:span> <text:span text:style-name="T18">88 7d 33 00 00</text:span> <text:span text:style-name="T18">00</text:span></text:p>
      <text:p text:style-name="P16"><text:span text:style-name="T18">00 00 00</text:span> <text:span text:style-name="T18">88 7d 33 00 00</text:span> 00 00 00 00 <text:span text:style-name="T24">01 20 41</text:span> 00 <text:span text:style-name="T15">fe e5 5b 4d</text:span> <text:span text:style-name="T18">88 7d 33 00 00</text:span> <text:span text:style-name="T18">88 7d 33 00 00</text:span> <text:span text:style-name="T18">00 00 00 00</text:span> <text:span text:style-name="T18">88 7d 33 00 00</text:span> 00 00 00 00 <text:span text:style-name="T24">01 66 41</text:span> 00 <text:span text:style-name="T15">fe </text:span></text:p>
      <text:p text:style-name="P16"><text:span text:style-name="T15">e5 5b 4d</text:span> <text:span text:style-name="T18">ff ff ff ff</text:span> <text:span text:style-name="T18">ff ff ff ff</text:span> <text:span text:style-name="T18">ff ff</text:span></text:p>
      <text:p text:style-name="P16"/>
      <text:p text:style-name="P16">recv:</text:p>
      <text:p text:style-name="P16">7e 6d 00 13 <text:span text:style-name="T8">22 10 0a 25 80 00</text:span> <text:span text:style-name="T7">50 02 00 81 1f 00</text:span> </text:p>
      <text:p text:style-name="P16">08 00 <text:span text:style-name="T18">ff ff</text:span> ff ff ff ff 01 00 00 00 <text:span text:style-name="T24">01 7f 41</text:span> 00 </text:p>
      <text:p text:style-name="P16"><text:span text:style-name="T15">fe e5 5b 4d</text:span> ff ff ff ff ff ff ff ff ff ff ff ff </text:p>
      <text:p text:style-name="P16"><text:soft-page-break/>ff ff ff ff 01 00 00 00 <text:span text:style-name="T24">01 40 46</text:span> 40 <text:span text:style-name="T15">ff e5 5b 4d</text:span> </text:p>
      <text:p text:style-name="P16"><text:span text:style-name="T18">29 03 00 00</text:span> <text:span text:style-name="T18">29 03 00 00</text:span> <text:span text:style-name="T18">29 03 00 00</text:span> <text:span text:style-name="T18">29 03 00 00</text:span> </text:p>
      <text:p text:style-name="P16">01 00 00 00 <text:span text:style-name="T24">01 41 46</text:span> 40 <text:span text:style-name="T15">ff e5 5b 4d</text:span> <text:span text:style-name="T18">00 00 00 80</text:span> </text:p>
      <text:p text:style-name="P16"><text:span text:style-name="T18">00 00 00 80</text:span> <text:span text:style-name="T18">00 00 00 80</text:span> <text:span text:style-name="T18">00 00 00 80</text:span> 01</text:p>
      <text:p text:style-name="P16"/>
      <text:p text:style-name="P16">recv:</text:p>
      <text:p text:style-name="P16">7e 6d 00 13 <text:span text:style-name="T8">22 10 0a 25 80 00</text:span> <text:span text:style-name="T7">50 02 00 81 1f 00</text:span> </text:p>
      <text:p text:style-name="P16">08 00 00 00 00 <text:span text:style-name="T24">01 42 46</text:span> 40 <text:span text:style-name="T15">ff e5 5b 4d</text:span> <text:span text:style-name="T18">00 00 00 </text:span></text:p>
      <text:p text:style-name="P16"><text:span text:style-name="T18">80</text:span> <text:span text:style-name="T18">00 00 00 80</text:span> <text:span text:style-name="T18">00 00 00 80</text:span> <text:span text:style-name="T18">00 00 00 80</text:span> 01 00 00 </text:p>
      <text:p text:style-name="P16">00 <text:span text:style-name="T24">01 48 46</text:span> 00 <text:span text:style-name="T15">ff e5 5b 4d</text:span> <text:span text:style-name="T18">b3 59 00 00</text:span> <text:span text:style-name="T18">b3 59 00 </text:span></text:p>
      <text:p text:style-name="P16"><text:span text:style-name="T18">00</text:span> <text:span text:style-name="T18">b3 59 00 00</text:span> <text:span text:style-name="T18">b3 59 00 00</text:span> 01 00 00 00 <text:span text:style-name="T24">01 49 46</text:span> </text:p>
      <text:p text:style-name="P16">00 <text:span text:style-name="T15">ff e5 5b 4d</text:span> ff ff ff ff ff ff ff ff ff ff ff </text:p>
      <text:p text:style-name="P16">ff ff ff ff ff 01 00 00 00 01 4a 46 00</text:p>
      <text:p text:style-name="P16"/>
      <text:p text:style-name="P16"/>
      <text:p text:style-name="P16"/>
      <text:p text:style-name="P16"/>
      <text:p text:style-name="P16">recv:</text:p>
      <text:p text:style-name="P16">7e 6d 00 13 <text:span text:style-name="T8">22 10 0a 25 80 00</text:span> <text:span text:style-name="T7">50 02 00 81 1f 00</text:span> </text:p>
      <text:p text:style-name="P16">08 00 ff e5 5b 4d ff ff ff ff ff ff ff ff ff ff </text:p>
      <text:p text:style-name="P16">ff ff ff ff ff ff 01 00 00 00 <text:span text:style-name="T24">01 50 46</text:span> 00 <text:span text:style-name="T15">ff e5 </text:span></text:p>
      <text:p text:style-name="P16"><text:span text:style-name="T15">5b 4d</text:span> <text:span text:style-name="T18">c3 0d 00 00</text:span> <text:span text:style-name="T18">c3 0d 00 00</text:span> <text:span text:style-name="T18">c3 0d 00 00</text:span> <text:span text:style-name="T18">c3 0d </text:span></text:p>
      <text:p text:style-name="P16"><text:span text:style-name="T18">00 00</text:span> 01 00 00 00 <text:span text:style-name="T24">01 51 46</text:span> 00 <text:span text:style-name="T15">ff e5 5b 4d</text:span> ff ff </text:p>
      <text:p text:style-name="P16">ff ff ff ff ff ff ff ff ff ff ff ff ff ff 01 00 </text:p>
      <text:p text:style-name="P16">00 00 <text:span text:style-name="T24">01 52 46</text:span> 00 <text:span text:style-name="T15">ff e5 5b 4d</text:span> ff ff ff</text:p>
      <text:p text:style-name="P16"/>
      <text:p text:style-name="P16">recv:</text:p>
      <text:p text:style-name="P16">7e 46 00 38 <text:span text:style-name="T8">22 10 0a 25 80 00</text:span> 50 02 00 81 1f 00 </text:p>
      <text:p text:style-name="P16">01 00 ff ff ff ff ff ff ff ff ff ff ff ff ff 01 </text:p>
      <text:p text:style-name="P16">00 00 00 <text:span text:style-name="T24">01 57 46</text:span> 00 <text:span text:style-name="T15">ff e5 5b 4d</text:span> <text:span text:style-name="T18">86 7d 33 00 00</text:span></text:p>
      <text:p text:style-name="P16"><text:span text:style-name="T18">86 7d 33 00 00</text:span> <text:span text:style-name="T18">86 7d 33 00 00</text:span> <text:span text:style-name="T18">86 7d 33 00 00</text:span> 01 </text:p>
      <text:p text:style-name="P16">00 00 00 17 91 7e</text:p>
      <text:p text:style-name="P16"/>
      <text:p text:style-name="P16">sent:</text:p>
      <text:p text:style-name="P16">7e 3e 00 40 50 02 00 81 1f 00 ff ff ff ff ff ff </text:p>
      <text:p text:style-name="P16">01 00 <text:span text:style-name="T10">7e ff 03 60 65</text:span> 09 a0 ff ff ff ff ff ff 00 </text:p>
      <text:p text:style-name="P16">00 78 00 b6 74 8b 3a 00 00 00 00 00 00 0a 80 00 </text:p>
      <text:p text:style-name="P16">02 80 51 00 00 20 00 ff ff 50 00 39 ac 7e</text:p>
      <text:p text:style-name="P16"/>
      <text:p text:style-name="P16">ac more infos</text:p>
      <text:p text:style-name="P16">recv:</text:p>
      <text:p text:style-name="P16">7e 6d 00 13 <text:span text:style-name="T8">22 10 0a 25 80 00</text:span> <text:span text:style-name="T7">50 02 00 81 1f 00</text:span> </text:p>
      <text:p text:style-name="P16">08 00 <text:span text:style-name="T10">7e ff 03 60 65</text:span> <text:span text:style-name="T9">45 90</text:span> 78 00 b6 74 8b 3a 00 </text:p>
      <text:p text:style-name="P16">a0 4e 00 1f 7d 33 2d 7d 5d 00 00 00 00 00 00 0a </text:p>
      <text:p text:style-name="P16">80 01 02 80 51 00 00 00 00 05 00 00 00 <text:span text:style-name="T24">01 48 21</text:span> </text:p>
      <text:p text:style-name="P16">08 <text:span text:style-name="T15">fe e5 5b 4d</text:span> <text:span text:style-name="T18">23 00 00 00</text:span> <text:span text:style-name="T18">2f 01 00 00</text:span> <text:span text:style-name="T18">33 01 00 </text:span></text:p>
      <text:p text:style-name="P16"><text:span text:style-name="T18">01</text:span> <text:span text:style-name="T18">c7 01 00 00</text:span> fe ff ff 00 00 00 00 00 00 00 00 </text:p>
      <text:p text:style-name="P16">00 00 00 00 00 <text:span text:style-name="T24">01 49 41</text:span> 08 <text:span text:style-name="T15">fe e5 5b 4d</text:span></text:p>
      <text:p text:style-name="P16"/>
      <text:p text:style-name="P16">recv:</text:p>
      <text:p text:style-name="P16">7e 6d 00 13 <text:span text:style-name="T8">22 10 0a 25 80 00</text:span> <text:span text:style-name="T7">50 02 00 81 1f 00</text:span> </text:p>
      <text:p text:style-name="P16">08 00 <text:span text:style-name="T18">2e 01 00 01</text:span> fe ff ff 00 00 00 00 00 00 00 </text:p>
      <text:p text:style-name="P16">00 00 00 00 00 00 00 00 00 00 00 00 00 00 00 00 </text:p>
      <text:p text:style-name="P16">00 00 <text:span text:style-name="T24">01 4a 41</text:span> 08 <text:span text:style-name="T15">fe e5 5b 4d</text:span> <text:span text:style-name="T18">50 01 00 00</text:span> <text:span text:style-name="T18">51 01 </text:span></text:p>
      <text:p text:style-name="P16"><text:span text:style-name="T18">00 00</text:span> <text:span text:style-name="T18">52 01 00 00</text:span> <text:span text:style-name="T18">77 03 00 01</text:span> fe ff ff 00 00 00 </text:p>
      <text:p text:style-name="P16">00 00 00 00 00 00 00 00 00 00 <text:span text:style-name="T24">01 4b 41</text:span> <text:span text:style-name="T15">08 fe e5 </text:span></text:p>
      <text:p text:style-name="P16"><text:span text:style-name="T15">5b 4d</text:span> <text:span text:style-name="T18">2e 01 00 01</text:span> fe ff ff 00 00 00 00</text:p>
      <text:p text:style-name="P16"/>
      <text:p text:style-name="P16">recv:</text:p>
      <text:p text:style-name="P16">7e 6d 00 13 <text:span text:style-name="T8">22 10 0a 25 80 00</text:span> <text:span text:style-name="T7">50 02 00 81 1f 00</text:span> </text:p>
      <text:p text:style-name="P16"><text:soft-page-break/>08 00 00 00 00 00 00 00 00 00 00 00 00 00 00 00 </text:p>
      <text:p text:style-name="P16">00 00 00 00 00 00 00 <text:span text:style-name="T24">01 64 41</text:span> 08 <text:span text:style-name="T15">ff e5 5b 4d</text:span> <text:span text:style-name="T18">33 </text:span></text:p>
      <text:p text:style-name="P16"><text:span text:style-name="T18">00 00 01</text:span> <text:span text:style-name="T18">37 01 00 00</text:span> <text:span text:style-name="T18">fd ff ff 00</text:span> fe ff ff 00 00 </text:p>
      <text:p text:style-name="P16">00 00 00 00 00 00 00 00 00 00 00 00 00 00 00 <text:span text:style-name="T24">01 </text:span></text:p>
      <text:p text:style-name="P16"><text:span text:style-name="T24">65 41</text:span> 08 <text:span text:style-name="T15">ff e5 5b 4d</text:span> <text:span text:style-name="T18">2d 02 00 00</text:span> <text:span text:style-name="T18">74 03 00 01</text:span> <text:span text:style-name="T18">fd </text:span></text:p>
      <text:p text:style-name="P16"><text:span text:style-name="T18">ff ff 00</text:span> fe ff ff 00 00 00 00 00 00 00</text:p>
      <text:p text:style-name="P16"/>
      <text:p text:style-name="P16">recv:</text:p>
      <text:p text:style-name="P16">7e 1f 00 61 <text:span text:style-name="T8">22 10 0a 25 80 00</text:span> <text:span text:style-name="T7">50 02 00 81 1f 00</text:span> </text:p>
      <text:p text:style-name="P16">01 00 00 00 00 00 00 00 00 00 00 00 ed a6 7e</text:p>
      <text:p text:style-name="P16"/>
      <text:p text:style-name="P16">„continue 189“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dc:</text:p>
      <text:p text:style-name="P16">sent:</text:p>
      <text:p text:style-name="P16">7e 3e 00 40 50 02 00 81 1f 00 ff ff ff ff ff ff 01 00 7e ff 03 60 65 09 a0 ff ff ff ff ff ff 00 00 78 00 46 59 22 3b 00 00 00 00 00 00 0c 80 00 02 00 54 00 00 20 00 ff ff 50 00 33 7b 7e</text:p>
      <text:p text:style-name="P16"/>
      <text:p text:style-name="P16">sent:</text:p>
      <text:p text:style-name="P16">7e 3e 00 40 50 02 00 81 1f 00 ff ff ff ff ff ff 01 00 7e ff 03 60 65 09 a0 ff ff ff ff ff ff 00 00 78 00 46 59 22 3b 00 00 00 00 00 00 0d 80 00 02 80 53 00 00 20 00 ff ff 50 00 cd 4e 7e</text:p>
      <text:p text:style-name="P16"/>
      <text:p text:style-name="P16">recv:</text:p>
      <text:p text:style-name="P16">09 ef db 7e 6d 00 13 22 10 0a 25 80 00 50 02 00 81 1f 00 08 00 7e ff 03 60 65 19 90 78 00 <text:span text:style-name="T6">46 59 22 3b</text:span> 00 a0 4e 00 <text:span text:style-name="T14">1f 7d 33 2d 7d 5d</text:span> 00 00 00 00 00 00 0c 80 01 02 00 54 00 00 00 00 03 00 00 00 01 <text:span text:style-name="T24">01 26</text:span> 00 <text:span text:style-name="T15">85 ea 95 4d</text:span> <text:span text:style-name="T18">bb d5 60 00</text:span> 00 00 00 00 01 <text:span text:style-name="T24">22 26</text:span> 00 <text:span text:style-name="T15">85 ea 95 4d</text:span> <text:span text:style-name="T18">f2 1c 00 00</text:span> 00 00 00 00 01 <text:span text:style-name="T24">2e 46</text:span> 00 <text:span text:style-name="T15">85 ea 95 4d</text:span> <text:span text:style-name="T18">cb ea 29 01</text:span> 00 00 00 00 </text:p>
      <text:p text:style-name="P16"/>
      <text:p text:style-name="P16">recv:</text:p>
      <text:p text:style-name="P16">7e 25 00 5b 22 10 0a 25 80 00 50 02 00 81 1f 00 01 00 01 2f 46 00 <text:span text:style-name="T15">85 ea 95 4d</text:span> <text:span text:style-name="T18">46 b6 1f 01</text:span> 00 00 00 00 08 a8 7e</text:p>
      <text:p text:style-name="P16"/>
      <text:p text:style-name="P16">recv:</text:p>
      <text:p text:style-name="P16">7e 6d 00 13 22 10 0a 25 80 00 50 02 00 81 1f 00 08 00 7e ff 03 60 65 33 90 78 00 46 59 22 3b 00 a0 4e 00 1f 7d 33 2d 7d 5d 00 00 00 00 00 00 0d 80 01 02 80 53 00 00 00 00 05 00 00 00 01 <text:span text:style-name="T24">1e 25</text:span> 40 <text:span text:style-name="T15">85 ea 95 4d</text:span> 0d 01 00 00 0d 01 00 00 0d 01 00 00 0d 01 00 00 01 00 00 00 02 <text:span text:style-name="T24">1e 25</text:span> 40 <text:span text:style-name="T15">85 ea 95 4d</text:span> 18 01 00 00 18 01 00 00 18 01 00 00 </text:p>
      <text:p text:style-name="P16"/>
      <text:p text:style-name="P16">recv:</text:p>
      <text:p text:style-name="P16">7e 6d 00 13 22 10 0a 25 80 00 50 02 00 81 1f 00 08 00 18 01 00 00 01 00 00 00 01 <text:span text:style-name="T24">1f 45 </text:span>40 <text:span text:style-name="T15">85 ea 95 4d</text:span> ee 80 00 00 ee 80 00 00 ee 80 00 00 ee 80 00 00 01 00 00 00 02 <text:span text:style-name="T24">1f 45</text:span> 40 <text:span text:style-name="T15">85 ea 95 4d</text:span> 42 81 00 00 42 81 00 00 42 81 00 00 42 81 00 00 01 00 00 00 01 <text:span text:style-name="T24">21 45</text:span> 40 <text:span text:style-name="T15">85 ea 95 4d</text:span> 31 03 00 00 31 03 00 00 31 03 00 00 31 03 00 00 01 00 00 </text:p>
      <text:p text:style-name="P16"/>
      <text:p text:style-name="P16">recv:</text:p>
      <text:p text:style-name="P16">7e 32 00 4c 22 10 0a 25 80 00 50 02 00 81 1f 00 01 00 00 02 <text:span text:style-name="T24">21 45</text:span> 40 <text:span text:style-name="T15">85 ea 95 4d</text:span> 51 03 00 00 51 03 00 00 51 03 00 00 51 03 00 00 01 00 00 00 c1 78 7e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>recv archiv</text:p>
      <text:p text:style-name="P16">7e 6d 00 13 22 10 0a 25 80 00 50 02 00 81 1f 00 08 00 7e ff 03 60 65 7d 5e d0 78 00 46 59 22 3b 00 a0 4e 00 1f 7d 33 2d 7d 5d 00 00 00 00 06 00 08 80 01 02 <text:span text:style-name="T28">00 70</text:span> 9f 7d 33 00 00 c5 7d 33 00 00 <text:span text:style-name="T15">40 23 9a 4d</text:span> <text:span text:style-name="T18">b2 df 61 00</text:span> 00 00 00 00 <text:span text:style-name="T15">6c 24 9a 4d</text:span> <text:span text:style-name="T18">b2 df 61 00</text:span> 00 00 00 00 <text:span text:style-name="T15">98 25 9a 4d</text:span> <text:span text:style-name="T18">b2 df 61 00 </text:span>00 00 00 00 <text:span text:style-name="T15">c4 26 9a 4d</text:span> <text:span text:style-name="T18">b2 df 61 00</text:span> 00</text:p>
      <text:p text:style-name="P16"/>
      <text:p text:style-name="P16">7e 40 00 3e 50 02 00 81 1f 00 22 10 0a 25 80 00 01 00 7e ff 03 60 65 09 e0 4e 00 1f 7d 33 2d 7d 5d 00 00 78 00 46 59 22 3b 00 00 00 00 00 00 09 80 00 02 <text:span text:style-name="T28">00 70</text:span> 40 23 9a 4d 6c 50 9b 4d c9 b0 7e</text:p>
      <text:p text:style-name="P16"/>
      <text:p text:style-name="P16"><text:span text:style-name="T29">Telegramm-Rahmen:<text:line-break/>1 Byte 0x7E<text:line-break/>2 Byte Gesamtlänge<text:line-break/>1 Byte Kommando-Byte<text:line-break/>6 Byte SRC-Adresse (BT-Adresse)<text:line-break/>6 Byte DST-Adresse (BT-Adresse)<text:line-break/>1 Byte 0x01 (OBJECT_READ)<text:line-break/>1 Byte 0x00<text:line-break/>x Bytes Teil eines PPP-Rahmens oder spezielle Kommandos<text:line-break/><text:line-break/>PPP-Rahmen:<text:line-break/>1 Byte 0x7E<text:line-break/>1 Byte 0xFF<text:line-break/>1 Byte 0x03<text:line-break/>x Bytes Netto-Daten<text:line-break/>2 Bytes CRC<text:line-break/>1 Byte 0x7E<text:line-break/><text:line-break/>Netto-Daten (SD2):<text:line-break/>2 Byte Protokollkennung SD2 (0x60 0x63)<text:line-break/>x Byte SMA-Data2 Paket<text:line-break/><text:line-break/>Netto-Daten (SSP):<text:line-break/>2 Byte Protokollkennung SSP (0x60 0x61)<text:line-break/>x Byte SMA-Net Paket<text:line-break/><text:line-break/>SMA-Data2:<text:line-break/>6 Byte DST-Adresse (SN)<text:line-break/>6 Byte SRC-Adresse (SN)<text:line-break/>1 Byte Flag 1 (z.B. REQUEST, ACK, etc.)<text:line-break/>1 Byte Flag 2<text:line-break/>1 Byte 0x00 (Paketzähler)<text:line-break/>1 Byte Datentyp + Länge<text:line-break/>1 Byte Session-ID<text:line-break/></text:span><text:span text:style-name="T29">x Byte Nutzdaten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0-12-17T10:42:52</meta:creation-date>
    <dc:date>2011-05-05T23:01:11</dc:date>
    <dc:creator>Benjamin </dc:creator>
    <meta:editing-duration>P7DT16H26M6S</meta:editing-duration>
    <meta:editing-cycles>113</meta:editing-cycles>
    <meta:generator>LibreOffice/3.3$Linux LibreOffice_project/330m19$Build-202</meta:generator>
    <meta:printed-by>Benjamin </meta:printed-by>
    <meta:print-date>2011-03-02T15:01:01</meta:print-date>
    <meta:document-statistic meta:table-count="0" meta:image-count="0" meta:object-count="0" meta:page-count="14" meta:paragraph-count="335" meta:word-count="8263" meta:character-count="26025"/>
  </office:meta>
</office:document-meta>
</file>